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64in"/>
    </style:style>
    <style:style style:name="co2" style:family="table-column">
      <style:table-column-properties fo:break-before="auto" style:column-width="1.5366in"/>
    </style:style>
    <style:style style:name="co3" style:family="table-column">
      <style:table-column-properties fo:break-before="auto" style:column-width="1.4402in"/>
    </style:style>
    <style:style style:name="co4" style:family="table-column">
      <style:table-column-properties fo:break-before="auto" style:column-width="1.8799in"/>
    </style:style>
    <style:style style:name="co5" style:family="table-column">
      <style:table-column-properties fo:break-before="auto" style:column-width="2.1366in"/>
    </style:style>
    <style:style style:name="co6" style:family="table-column">
      <style:table-column-properties fo:break-before="auto" style:column-width="1.1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swerers_vs_graders" table:style-name="ta1">
        <table:shapes>
          <draw:frame draw:z-index="0" draw:style-name="gr1" draw:text-style-name="P1" svg:width="15.2689in" svg:height="7.1803in" svg:x="6.989in" svg:y="8.4839in">
            <draw:object draw:notify-on-update-of-ranges="answerers_vs_graders.A1:answerers_vs_graders.A1 answerers_vs_graders.B1:answerers_vs_graders.I1 answerers_vs_graders.A2:answerers_vs_graders.A2 answerers_vs_graders.B2:answerers_vs_graders.I2 answerers_vs_graders.A3:answerers_vs_graders.A3 answerers_vs_graders.B3:answerers_vs_graders.I3 answerers_vs_graders.A4:answerers_vs_graders.A4 answerers_vs_graders.B4:answerers_vs_graders.I4 answerers_vs_graders.A5:answerers_vs_graders.A5 answerers_vs_graders.B5:answerers_vs_graders.I5 answerers_vs_graders.A6:answerers_vs_graders.A6 answerers_vs_graders.B6:answerers_vs_graders.I6 answerers_vs_graders.A7:answerers_vs_graders.A7 answerers_vs_graders.B7:answerers_vs_graders.I7 answerers_vs_graders.A8:answerers_vs_graders.A8 answerers_vs_graders.B8:answerers_vs_graders.I8 answerers_vs_graders.A9:answerers_vs_graders.A9 answerers_vs_graders.B9:answerers_vs_graders.I9 answerers_vs_graders.A10:answerers_vs_graders.A10 answerers_vs_graders.B10:answerers_vs_graders.I10 answerers_vs_graders.A11:answerers_vs_graders.A11 answerers_vs_graders.B11:answerers_vs_graders.I11 answerers_vs_graders.A12:answerers_vs_graders.A12 answerers_vs_graders.B12:answerers_vs_graders.I12 answerers_vs_graders.A13:answerers_vs_graders.A13 answerers_vs_graders.B13:answerers_vs_graders.I13 answerers_vs_graders.A14:answerers_vs_graders.A14 answerers_vs_graders.B14:answerers_vs_graders.I14 answerers_vs_graders.A15:answerers_vs_graders.A15 answerers_vs_graders.B15:answerers_vs_graders.I15 answerers_vs_graders.A16:answerers_vs_graders.A16 answerers_vs_graders.B16:answerers_vs_graders.I16 answerers_vs_graders.A17:answerers_vs_graders.A17 answerers_vs_graders.B17:answerers_vs_graders.I17 answerers_vs_graders.A18:answerers_vs_graders.A18 answerers_vs_graders.B18:answerers_vs_graders.I18 answerers_vs_graders.A19:answerers_vs_graders.A19 answerers_vs_graders.B19:answerers_vs_graders.I19 answerers_vs_graders.A20:answerers_vs_graders.A20 answerers_vs_graders.B20:answerers_vs_graders.I20 answerers_vs_graders.A21:answerers_vs_graders.A21 answerers_vs_graders.B21:answerers_vs_graders.I21 answerers_vs_graders.A22:answerers_vs_graders.A22 answerers_vs_graders.B22:answerers_vs_graders.I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6268in" svg:height="7.6051in" svg:x="19.8724in" svg:y="3.7827in">
            <draw:object draw:notify-on-update-of-ranges="answerers_vs_graders.P1:answerers_vs_graders.P1 answerers_vs_graders.P2:answerers_vs_graders.P22 answerers_vs_graders.Q1:answerers_vs_graders.Q1 answerers_vs_graders.Q2:answerers_vs_graders.Q22 answerers_vs_graders.R1:answerers_vs_graders.R1 answerers_vs_graders.R2:answerers_vs_graders.R22 answerers_vs_graders.S1:answerers_vs_graders.S1 answerers_vs_graders.S2:answerers_vs_graders.S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8835in" svg:height="5.8669in" svg:x="3.5579in" svg:y="0.6614in">
            <draw:object draw:notify-on-update-of-ranges="answerers_vs_graders.A1:answerers_vs_graders.A1 answerers_vs_graders.A2:answerers_vs_graders.A22 answerers_vs_graders.B1:answerers_vs_graders.B1 answerers_vs_graders.B2:answerers_vs_graders.B22 answerers_vs_graders.C1:answerers_vs_graders.C1 answerers_vs_graders.C2:answerers_vs_graders.C22 answerers_vs_graders.D1:answerers_vs_graders.D1 answerers_vs_graders.D2:answerers_vs_graders.D22 answerers_vs_graders.E1:answerers_vs_graders.E1 answerers_vs_graders.E2:answerers_vs_graders.E22 answerers_vs_graders.F1:answerers_vs_graders.F1 answerers_vs_graders.F2:answerers_vs_graders.F22 answerers_vs_graders.G1:answerers_vs_graders.G1 answerers_vs_graders.G2:answerers_vs_graders.G22 answerers_vs_graders.H1:answerers_vs_graders.H1 answerers_vs_graders.H2:answerers_vs_graders.H22 answerers_vs_graders.I1:answerers_vs_graders.I1 answerers_vs_graders.I2:answerers_vs_graders.I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1" table:default-cell-style-name="ce1"/>
        <table:table-column table:style-name="co7" table:number-columns-repeated="16368" table:default-cell-style-name="Default"/>
        <table:table-row table:style-name="ro1">
          <table:table-cell office:value-type="string" calcext:value-type="string">
            <text:p>Answerer</text:p>
          </table:table-cell>
          <table:table-cell office:value-type="string" calcext:value-type="string">
            <text:p>ollama_gemma_student_teacher</text:p>
          </table:table-cell>
          <table:table-cell office:value-type="string" calcext:value-type="string">
            <text:p>ollama_llama3</text:p>
          </table:table-cell>
          <table:table-cell table:style-name="ce1" office:value-type="string" calcext:value-type="string">
            <text:p>openai_gpt-3.5-turbo_1</text:p>
          </table:table-cell>
          <table:table-cell table:style-name="ce1" office:value-type="string" calcext:value-type="string">
            <text:p>openai_gpt-3.5-turbo_2</text:p>
          </table:table-cell>
          <table:table-cell table:style-name="ce1" office:value-type="string" calcext:value-type="string">
            <text:p>openai_gpt-4o-mini_1</text:p>
          </table:table-cell>
          <table:table-cell table:style-name="ce1" office:value-type="string" calcext:value-type="string">
            <text:p>openai_gpt-4o-mini_2</text:p>
          </table:table-cell>
          <table:table-cell table:style-name="ce1" office:value-type="string" calcext:value-type="string">
            <text:p>gpt-4o-mini_blind</text:p>
          </table:table-cell>
          <table:table-cell table:style-name="ce1" office:value-type="string" calcext:value-type="string">
            <text:p>gpt-4o-mini_student_teacher</text:p>
          </table:table-cell>
          <table:table-cell table:style-name="ce1" office:value-type="string" calcext:value-type="string">
            <text:p>open_ai_avg</text:p>
          </table:table-cell>
          <table:table-cell table:style-name="ce1" office:value-type="string" calcext:value-type="string">
            <text:p>lamma</text:p>
          </table:table-cell>
          <table:table-cell table:style-name="ce1" office:value-type="string" calcext:value-type="string">
            <text:p>gemma</text:p>
          </table:table-cell>
          <table:table-cell table:style-name="ce1" office:value-type="string" calcext:value-type="string">
            <text:p>type_avg</text:p>
          </table:table-cell>
          <table:table-cell table:style-name="ce1" table:number-columns-repeated="2"/>
          <table:table-cell office:value-type="string" calcext:value-type="string">
            <text:p>Answerer</text:p>
          </table:table-cell>
          <table:table-cell table:style-name="ce1" office:value-type="string" calcext:value-type="string">
            <text:p>open_ai_avg</text:p>
          </table:table-cell>
          <table:table-cell table:style-name="ce1" office:value-type="string" calcext:value-type="string">
            <text:p>lamma</text:p>
          </table:table-cell>
          <table:table-cell table:style-name="ce1" office:value-type="string" calcext:value-type="string">
            <text:p>gemma</text:p>
          </table:table-cell>
          <table:table-cell table:style-name="ce1" table:number-columns-repeated="16365"/>
        </table:table-row>
        <table:table-row table:style-name="ro1">
          <table:table-cell office:value-type="string" calcext:value-type="string">
            <text:p>gemma Imam</text:p>
          </table:table-cell>
          <table:table-cell table:style-name="Default" office:value-type="float" office:value="78.0123674911661" calcext:value-type="float">
            <text:p>78.0123674911661</text:p>
          </table:table-cell>
          <table:table-cell table:style-name="Default" office:value-type="float" office:value="67.1448763250883" calcext:value-type="float">
            <text:p>67.1448763250883</text:p>
          </table:table-cell>
          <table:table-cell office:value-type="float" office:value="77.4363957597173" calcext:value-type="float">
            <text:p>77.4363957597173</text:p>
          </table:table-cell>
          <table:table-cell office:value-type="float" office:value="76.8286219081272" calcext:value-type="float">
            <text:p>76.8286219081272</text:p>
          </table:table-cell>
          <table:table-cell office:value-type="float" office:value="76.8339222614841" calcext:value-type="float">
            <text:p>76.8339222614841</text:p>
          </table:table-cell>
          <table:table-cell office:value-type="float" office:value="76.5883392226148" calcext:value-type="float">
            <text:p>76.5883392226148</text:p>
          </table:table-cell>
          <table:table-cell office:value-type="float" office:value="56.2367491166078" calcext:value-type="float">
            <text:p>56.2367491166078</text:p>
          </table:table-cell>
          <table:table-cell office:value-type="float" office:value="51.2632508833922" calcext:value-type="float">
            <text:p>51.2632508833922</text:p>
          </table:table-cell>
          <table:table-cell table:formula="of:=AVERAGE([.I2];[.H2];[.G2];[.F2];[.E2];[.D2])" office:value-type="float" office:value="69.1978798586573" calcext:value-type="float">
            <text:p>69.1978798586573</text:p>
          </table:table-cell>
          <table:table-cell table:formula="of:=[.C2]" office:value-type="float" office:value="67.1448763250883" calcext:value-type="float">
            <text:p>67.1448763250883</text:p>
          </table:table-cell>
          <table:table-cell table:formula="of:=[.B2]" office:value-type="float" office:value="78.0123674911661" calcext:value-type="float">
            <text:p>78.0123674911661</text:p>
          </table:table-cell>
          <table:table-cell table:formula="of:=AVERAGE([.J2:.L2])" office:value-type="float" office:value="71.4517078916372" calcext:value-type="float">
            <text:p>71.4517078916372</text:p>
          </table:table-cell>
          <table:table-cell table:number-columns-repeated="2"/>
          <table:table-cell office:value-type="string" calcext:value-type="string">
            <text:p>gemma Imam</text:p>
          </table:table-cell>
          <table:table-cell office:value-type="float" office:value="69.1978798586573" calcext:value-type="float">
            <text:p>69.1978798586573</text:p>
          </table:table-cell>
          <table:table-cell office:value-type="float" office:value="67.1448763250883" calcext:value-type="float">
            <text:p>67.1448763250883</text:p>
          </table:table-cell>
          <table:table-cell office:value-type="float" office:value="78.0123674911661" calcext:value-type="float">
            <text:p>78.012367491166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emma atheist</text:p>
          </table:table-cell>
          <table:table-cell table:style-name="Default" office:value-type="float" office:value="81.0865724381626" calcext:value-type="float">
            <text:p>81.0865724381626</text:p>
          </table:table-cell>
          <table:table-cell table:style-name="Default" office:value-type="float" office:value="68.1872791519435" calcext:value-type="float">
            <text:p>68.1872791519435</text:p>
          </table:table-cell>
          <table:table-cell office:value-type="float" office:value="74.5689045936396" calcext:value-type="float">
            <text:p>74.5689045936396</text:p>
          </table:table-cell>
          <table:table-cell office:value-type="float" office:value="74.5671378091873" calcext:value-type="float">
            <text:p>74.5671378091873</text:p>
          </table:table-cell>
          <table:table-cell office:value-type="float" office:value="75.1537102473498" calcext:value-type="float">
            <text:p>75.1537102473498</text:p>
          </table:table-cell>
          <table:table-cell office:value-type="float" office:value="75.1731448763251" calcext:value-type="float">
            <text:p>75.1731448763251</text:p>
          </table:table-cell>
          <table:table-cell office:value-type="float" office:value="60.6890459363958" calcext:value-type="float">
            <text:p>60.6890459363958</text:p>
          </table:table-cell>
          <table:table-cell office:value-type="float" office:value="56.5724381625442" calcext:value-type="float">
            <text:p>56.5724381625442</text:p>
          </table:table-cell>
          <table:table-cell table:formula="of:=AVERAGE([.I3];[.H3];[.G3];[.F3];[.E3];[.D3])" office:value-type="float" office:value="69.4540636042403" calcext:value-type="float">
            <text:p>69.4540636042403</text:p>
          </table:table-cell>
          <table:table-cell table:formula="of:=[.C3]" office:value-type="float" office:value="68.1872791519435" calcext:value-type="float">
            <text:p>68.1872791519435</text:p>
          </table:table-cell>
          <table:table-cell table:formula="of:=[.B3]" office:value-type="float" office:value="81.0865724381626" calcext:value-type="float">
            <text:p>81.0865724381626</text:p>
          </table:table-cell>
          <table:table-cell table:formula="of:=AVERAGE([.J3:.L3])" office:value-type="float" office:value="72.9093050647821" calcext:value-type="float">
            <text:p>72.9093050647821</text:p>
          </table:table-cell>
          <table:table-cell table:number-columns-repeated="2"/>
          <table:table-cell office:value-type="string" calcext:value-type="string">
            <text:p>gemma atheist</text:p>
          </table:table-cell>
          <table:table-cell office:value-type="float" office:value="69.4540636042403" calcext:value-type="float">
            <text:p>69.4540636042403</text:p>
          </table:table-cell>
          <table:table-cell office:value-type="float" office:value="68.1872791519435" calcext:value-type="float">
            <text:p>68.1872791519435</text:p>
          </table:table-cell>
          <table:table-cell office:value-type="float" office:value="81.0865724381626" calcext:value-type="float">
            <text:p>81.086572438162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emma Politician</text:p>
          </table:table-cell>
          <table:table-cell table:style-name="Default" office:value-type="float" office:value="79.8763250883392" calcext:value-type="float">
            <text:p>79.8763250883392</text:p>
          </table:table-cell>
          <table:table-cell table:style-name="Default" office:value-type="float" office:value="70.1448763250883" calcext:value-type="float">
            <text:p>70.1448763250883</text:p>
          </table:table-cell>
          <table:table-cell office:value-type="float" office:value="82.6024734982332" calcext:value-type="float">
            <text:p>82.6024734982332</text:p>
          </table:table-cell>
          <table:table-cell office:value-type="float" office:value="82.7491166077739" calcext:value-type="float">
            <text:p>82.7491166077739</text:p>
          </table:table-cell>
          <table:table-cell office:value-type="float" office:value="82.0724381625442" calcext:value-type="float">
            <text:p>82.0724381625442</text:p>
          </table:table-cell>
          <table:table-cell office:value-type="float" office:value="82.3957597173145" calcext:value-type="float">
            <text:p>82.3957597173145</text:p>
          </table:table-cell>
          <table:table-cell office:value-type="float" office:value="50.0123674911661" calcext:value-type="float">
            <text:p>50.0123674911661</text:p>
          </table:table-cell>
          <table:table-cell office:value-type="float" office:value="51.5812720848057" calcext:value-type="float">
            <text:p>51.5812720848057</text:p>
          </table:table-cell>
          <table:table-cell table:formula="of:=AVERAGE([.I4];[.H4];[.G4];[.F4];[.E4];[.D4])" office:value-type="float" office:value="71.9022379269729" calcext:value-type="float">
            <text:p>71.9022379269729</text:p>
          </table:table-cell>
          <table:table-cell table:formula="of:=[.C4]" office:value-type="float" office:value="70.1448763250883" calcext:value-type="float">
            <text:p>70.1448763250883</text:p>
          </table:table-cell>
          <table:table-cell table:formula="of:=[.B4]" office:value-type="float" office:value="79.8763250883392" calcext:value-type="float">
            <text:p>79.8763250883392</text:p>
          </table:table-cell>
          <table:table-cell table:formula="of:=AVERAGE([.J4:.L4])" office:value-type="float" office:value="73.9744797801335" calcext:value-type="float">
            <text:p>73.9744797801335</text:p>
          </table:table-cell>
          <table:table-cell table:number-columns-repeated="2"/>
          <table:table-cell office:value-type="string" calcext:value-type="string">
            <text:p>gemma Politician</text:p>
          </table:table-cell>
          <table:table-cell office:value-type="float" office:value="71.9022379269729" calcext:value-type="float">
            <text:p>71.9022379269729</text:p>
          </table:table-cell>
          <table:table-cell office:value-type="float" office:value="70.1448763250883" calcext:value-type="float">
            <text:p>70.1448763250883</text:p>
          </table:table-cell>
          <table:table-cell office:value-type="float" office:value="79.8763250883392" calcext:value-type="float">
            <text:p>79.876325088339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PT 3.5 Imam</text:p>
          </table:table-cell>
          <table:table-cell table:style-name="Default" office:value-type="float" office:value="79.3374558303887" calcext:value-type="float">
            <text:p>79.3374558303887</text:p>
          </table:table-cell>
          <table:table-cell table:style-name="Default" office:value-type="float" office:value="74.3250883392226" calcext:value-type="float">
            <text:p>74.3250883392226</text:p>
          </table:table-cell>
          <table:table-cell office:value-type="float" office:value="79.6625441696113" calcext:value-type="float">
            <text:p>79.6625441696113</text:p>
          </table:table-cell>
          <table:table-cell office:value-type="float" office:value="80.2137809187279" calcext:value-type="float">
            <text:p>80.2137809187279</text:p>
          </table:table-cell>
          <table:table-cell office:value-type="float" office:value="79.226148409894" calcext:value-type="float">
            <text:p>79.226148409894</text:p>
          </table:table-cell>
          <table:table-cell office:value-type="float" office:value="80" calcext:value-type="float">
            <text:p>80</text:p>
          </table:table-cell>
          <table:table-cell office:value-type="float" office:value="63.1678445229682" calcext:value-type="float">
            <text:p>63.1678445229682</text:p>
          </table:table-cell>
          <table:table-cell office:value-type="float" office:value="58.7014134275618" calcext:value-type="float">
            <text:p>58.7014134275618</text:p>
          </table:table-cell>
          <table:table-cell table:formula="of:=AVERAGE([.I5];[.H5];[.G5];[.F5];[.E5];[.D5])" office:value-type="float" office:value="73.4952885747939" calcext:value-type="float">
            <text:p>73.4952885747939</text:p>
          </table:table-cell>
          <table:table-cell table:formula="of:=[.C5]" office:value-type="float" office:value="74.3250883392226" calcext:value-type="float">
            <text:p>74.3250883392226</text:p>
          </table:table-cell>
          <table:table-cell table:formula="of:=[.B5]" office:value-type="float" office:value="79.3374558303887" calcext:value-type="float">
            <text:p>79.3374558303887</text:p>
          </table:table-cell>
          <table:table-cell table:formula="of:=AVERAGE([.J5:.L5])" office:value-type="float" office:value="75.7192775814684" calcext:value-type="float">
            <text:p>75.7192775814684</text:p>
          </table:table-cell>
          <table:table-cell table:number-columns-repeated="2"/>
          <table:table-cell office:value-type="string" calcext:value-type="string">
            <text:p>GPT 3.5 Imam</text:p>
          </table:table-cell>
          <table:table-cell office:value-type="float" office:value="73.4952885747939" calcext:value-type="float">
            <text:p>73.4952885747939</text:p>
          </table:table-cell>
          <table:table-cell office:value-type="float" office:value="74.3250883392226" calcext:value-type="float">
            <text:p>74.3250883392226</text:p>
          </table:table-cell>
          <table:table-cell office:value-type="float" office:value="79.3374558303887" calcext:value-type="float">
            <text:p>79.337455830388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istral 1.75 vectored</text:p>
          </table:table-cell>
          <table:table-cell table:style-name="Default" office:value-type="float" office:value="82.4204946996466" calcext:value-type="float">
            <text:p>82.4204946996466</text:p>
          </table:table-cell>
          <table:table-cell table:style-name="Default" office:value-type="float" office:value="72.9575971731449" calcext:value-type="float">
            <text:p>72.9575971731449</text:p>
          </table:table-cell>
          <table:table-cell office:value-type="float" office:value="78.886925795053" calcext:value-type="float">
            <text:p>78.886925795053</text:p>
          </table:table-cell>
          <table:table-cell office:value-type="float" office:value="79.1254416961131" calcext:value-type="float">
            <text:p>79.1254416961131</text:p>
          </table:table-cell>
          <table:table-cell office:value-type="float" office:value="78.6590106007067" calcext:value-type="float">
            <text:p>78.6590106007067</text:p>
          </table:table-cell>
          <table:table-cell office:value-type="float" office:value="78.5724381625442" calcext:value-type="float">
            <text:p>78.5724381625442</text:p>
          </table:table-cell>
          <table:table-cell office:value-type="float" office:value="65.4558303886926" calcext:value-type="float">
            <text:p>65.4558303886926</text:p>
          </table:table-cell>
          <table:table-cell office:value-type="float" office:value="64.1431095406361" calcext:value-type="float">
            <text:p>64.1431095406361</text:p>
          </table:table-cell>
          <table:table-cell table:formula="of:=AVERAGE([.I6];[.H6];[.G6];[.F6];[.E6];[.D6])" office:value-type="float" office:value="74.1404593639576" calcext:value-type="float">
            <text:p>74.1404593639576</text:p>
          </table:table-cell>
          <table:table-cell table:formula="of:=[.C6]" office:value-type="float" office:value="72.9575971731449" calcext:value-type="float">
            <text:p>72.9575971731449</text:p>
          </table:table-cell>
          <table:table-cell table:formula="of:=[.B6]" office:value-type="float" office:value="82.4204946996466" calcext:value-type="float">
            <text:p>82.4204946996466</text:p>
          </table:table-cell>
          <table:table-cell table:formula="of:=AVERAGE([.J6:.L6])" office:value-type="float" office:value="76.506183745583" calcext:value-type="float">
            <text:p>76.506183745583</text:p>
          </table:table-cell>
          <table:table-cell table:number-columns-repeated="2"/>
          <table:table-cell office:value-type="string" calcext:value-type="string">
            <text:p>mistral 1.75 vectored</text:p>
          </table:table-cell>
          <table:table-cell office:value-type="float" office:value="74.1404593639576" calcext:value-type="float">
            <text:p>74.1404593639576</text:p>
          </table:table-cell>
          <table:table-cell office:value-type="float" office:value="72.9575971731449" calcext:value-type="float">
            <text:p>72.9575971731449</text:p>
          </table:table-cell>
          <table:table-cell office:value-type="float" office:value="82.4204946996466" calcext:value-type="float">
            <text:p>82.420494699646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lama atheist</text:p>
          </table:table-cell>
          <table:table-cell table:style-name="Default" office:value-type="float" office:value="85.6890459363958" calcext:value-type="float">
            <text:p>85.6890459363958</text:p>
          </table:table-cell>
          <table:table-cell table:style-name="Default" office:value-type="float" office:value="78.3498233215548" calcext:value-type="float">
            <text:p>78.3498233215548</text:p>
          </table:table-cell>
          <table:table-cell office:value-type="float" office:value="71.8162544169611" calcext:value-type="float">
            <text:p>71.8162544169611</text:p>
          </table:table-cell>
          <table:table-cell office:value-type="float" office:value="73.0406360424028" calcext:value-type="float">
            <text:p>73.0406360424028</text:p>
          </table:table-cell>
          <table:table-cell office:value-type="float" office:value="71.7385159010601" calcext:value-type="float">
            <text:p>71.7385159010601</text:p>
          </table:table-cell>
          <table:table-cell office:value-type="float" office:value="72.1855123674912" calcext:value-type="float">
            <text:p>72.1855123674912</text:p>
          </table:table-cell>
          <table:table-cell office:value-type="float" office:value="59.2791519434629" calcext:value-type="float">
            <text:p>59.2791519434629</text:p>
          </table:table-cell>
          <table:table-cell office:value-type="float" office:value="57.4646643109541" calcext:value-type="float">
            <text:p>57.4646643109541</text:p>
          </table:table-cell>
          <table:table-cell table:formula="of:=AVERAGE([.I7];[.H7];[.G7];[.F7];[.E7];[.D7])" office:value-type="float" office:value="67.5874558303887" calcext:value-type="float">
            <text:p>67.5874558303887</text:p>
          </table:table-cell>
          <table:table-cell table:formula="of:=[.C7]" office:value-type="float" office:value="78.3498233215548" calcext:value-type="float">
            <text:p>78.3498233215548</text:p>
          </table:table-cell>
          <table:table-cell table:formula="of:=[.B7]" office:value-type="float" office:value="85.6890459363958" calcext:value-type="float">
            <text:p>85.6890459363958</text:p>
          </table:table-cell>
          <table:table-cell table:formula="of:=AVERAGE([.J7:.L7])" office:value-type="float" office:value="77.2087750294464" calcext:value-type="float">
            <text:p>77.2087750294464</text:p>
          </table:table-cell>
          <table:table-cell table:number-columns-repeated="2"/>
          <table:table-cell office:value-type="string" calcext:value-type="string">
            <text:p>llama atheist</text:p>
          </table:table-cell>
          <table:table-cell office:value-type="float" office:value="67.5874558303887" calcext:value-type="float">
            <text:p>67.5874558303887</text:p>
          </table:table-cell>
          <table:table-cell office:value-type="float" office:value="78.3498233215548" calcext:value-type="float">
            <text:p>78.3498233215548</text:p>
          </table:table-cell>
          <table:table-cell office:value-type="float" office:value="85.6890459363958" calcext:value-type="float">
            <text:p>85.689045936395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istral Imam</text:p>
          </table:table-cell>
          <table:table-cell table:style-name="Default" office:value-type="float" office:value="83.6749116607774" calcext:value-type="float">
            <text:p>83.6749116607774</text:p>
          </table:table-cell>
          <table:table-cell table:style-name="Default" office:value-type="float" office:value="76.5265017667845" calcext:value-type="float">
            <text:p>76.5265017667845</text:p>
          </table:table-cell>
          <table:table-cell office:value-type="float" office:value="81.2650176678445" calcext:value-type="float">
            <text:p>81.2650176678445</text:p>
          </table:table-cell>
          <table:table-cell office:value-type="float" office:value="80.2950530035336" calcext:value-type="float">
            <text:p>80.2950530035336</text:p>
          </table:table-cell>
          <table:table-cell office:value-type="float" office:value="80.7650176678445" calcext:value-type="float">
            <text:p>80.7650176678445</text:p>
          </table:table-cell>
          <table:table-cell office:value-type="float" office:value="81.2597173144876" calcext:value-type="float">
            <text:p>81.2597173144876</text:p>
          </table:table-cell>
          <table:table-cell office:value-type="float" office:value="64.9717314487633" calcext:value-type="float">
            <text:p>64.9717314487633</text:p>
          </table:table-cell>
          <table:table-cell office:value-type="float" office:value="61.8462897526502" calcext:value-type="float">
            <text:p>61.8462897526502</text:p>
          </table:table-cell>
          <table:table-cell table:formula="of:=AVERAGE([.I8];[.H8];[.G8];[.F8];[.E8];[.D8])" office:value-type="float" office:value="75.0671378091873" calcext:value-type="float">
            <text:p>75.0671378091873</text:p>
          </table:table-cell>
          <table:table-cell table:formula="of:=[.C8]" office:value-type="float" office:value="76.5265017667845" calcext:value-type="float">
            <text:p>76.5265017667845</text:p>
          </table:table-cell>
          <table:table-cell table:formula="of:=[.B8]" office:value-type="float" office:value="83.6749116607774" calcext:value-type="float">
            <text:p>83.6749116607774</text:p>
          </table:table-cell>
          <table:table-cell table:formula="of:=AVERAGE([.J8:.L8])" office:value-type="float" office:value="78.4228504122497" calcext:value-type="float">
            <text:p>78.4228504122497</text:p>
          </table:table-cell>
          <table:table-cell table:number-columns-repeated="2"/>
          <table:table-cell office:value-type="string" calcext:value-type="string">
            <text:p>mistral Imam</text:p>
          </table:table-cell>
          <table:table-cell office:value-type="float" office:value="75.0671378091873" calcext:value-type="float">
            <text:p>75.0671378091873</text:p>
          </table:table-cell>
          <table:table-cell office:value-type="float" office:value="76.5265017667845" calcext:value-type="float">
            <text:p>76.5265017667845</text:p>
          </table:table-cell>
          <table:table-cell office:value-type="float" office:value="83.6749116607774" calcext:value-type="float">
            <text:p>83.674911660777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lama Imam</text:p>
          </table:table-cell>
          <table:table-cell table:style-name="Default" office:value-type="float" office:value="84.5229681978799" calcext:value-type="float">
            <text:p>84.5229681978799</text:p>
          </table:table-cell>
          <table:table-cell table:style-name="Default" office:value-type="float" office:value="79.4929328621908" calcext:value-type="float">
            <text:p>79.4929328621908</text:p>
          </table:table-cell>
          <table:table-cell office:value-type="float" office:value="77.9558303886926" calcext:value-type="float">
            <text:p>77.9558303886926</text:p>
          </table:table-cell>
          <table:table-cell office:value-type="float" office:value="78.5318021201413" calcext:value-type="float">
            <text:p>78.5318021201413</text:p>
          </table:table-cell>
          <table:table-cell office:value-type="float" office:value="78.5247349823322" calcext:value-type="float">
            <text:p>78.5247349823322</text:p>
          </table:table-cell>
          <table:table-cell office:value-type="float" office:value="77.821554770318" calcext:value-type="float">
            <text:p>77.821554770318</text:p>
          </table:table-cell>
          <table:table-cell office:value-type="float" office:value="59.1395759717314" calcext:value-type="float">
            <text:p>59.1395759717314</text:p>
          </table:table-cell>
          <table:table-cell office:value-type="float" office:value="55.5742049469965" calcext:value-type="float">
            <text:p>55.5742049469965</text:p>
          </table:table-cell>
          <table:table-cell table:formula="of:=AVERAGE([.I9];[.H9];[.G9];[.F9];[.E9];[.D9])" office:value-type="float" office:value="71.2579505300353" calcext:value-type="float">
            <text:p>71.2579505300353</text:p>
          </table:table-cell>
          <table:table-cell table:formula="of:=[.C9]" office:value-type="float" office:value="79.4929328621908" calcext:value-type="float">
            <text:p>79.4929328621908</text:p>
          </table:table-cell>
          <table:table-cell table:formula="of:=[.B9]" office:value-type="float" office:value="84.5229681978799" calcext:value-type="float">
            <text:p>84.5229681978799</text:p>
          </table:table-cell>
          <table:table-cell table:formula="of:=AVERAGE([.J9:.L9])" office:value-type="float" office:value="78.424617196702" calcext:value-type="float">
            <text:p>78.424617196702</text:p>
          </table:table-cell>
          <table:table-cell table:number-columns-repeated="2"/>
          <table:table-cell office:value-type="string" calcext:value-type="string">
            <text:p>llama Imam</text:p>
          </table:table-cell>
          <table:table-cell office:value-type="float" office:value="71.2579505300353" calcext:value-type="float">
            <text:p>71.2579505300353</text:p>
          </table:table-cell>
          <table:table-cell office:value-type="float" office:value="79.4929328621908" calcext:value-type="float">
            <text:p>79.4929328621908</text:p>
          </table:table-cell>
          <table:table-cell office:value-type="float" office:value="84.5229681978799" calcext:value-type="float">
            <text:p>84.522968197879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PT 3.5 Politician</text:p>
          </table:table-cell>
          <table:table-cell table:style-name="Default" office:value-type="float" office:value="82.0494699646643" calcext:value-type="float">
            <text:p>82.0494699646643</text:p>
          </table:table-cell>
          <table:table-cell table:style-name="Default" office:value-type="float" office:value="76.7826855123675" calcext:value-type="float">
            <text:p>76.7826855123675</text:p>
          </table:table-cell>
          <table:table-cell office:value-type="float" office:value="85.0971731448763" calcext:value-type="float">
            <text:p>85.0971731448763</text:p>
          </table:table-cell>
          <table:table-cell office:value-type="float" office:value="84.791519434629" calcext:value-type="float">
            <text:p>84.791519434629</text:p>
          </table:table-cell>
          <table:table-cell office:value-type="float" office:value="85.0724381625442" calcext:value-type="float">
            <text:p>85.0724381625442</text:p>
          </table:table-cell>
          <table:table-cell office:value-type="float" office:value="85.1448763250883" calcext:value-type="float">
            <text:p>85.1448763250883</text:p>
          </table:table-cell>
          <table:table-cell office:value-type="float" office:value="65.8233215547703" calcext:value-type="float">
            <text:p>65.8233215547703</text:p>
          </table:table-cell>
          <table:table-cell office:value-type="float" office:value="68.0742049469965" calcext:value-type="float">
            <text:p>68.0742049469965</text:p>
          </table:table-cell>
          <table:table-cell table:formula="of:=AVERAGE([.I10];[.H10];[.G10];[.F10];[.E10];[.D10])" office:value-type="float" office:value="79.0005889281508" calcext:value-type="float">
            <text:p>79.0005889281508</text:p>
          </table:table-cell>
          <table:table-cell table:formula="of:=[.C10]" office:value-type="float" office:value="76.7826855123675" calcext:value-type="float">
            <text:p>76.7826855123675</text:p>
          </table:table-cell>
          <table:table-cell table:formula="of:=[.B10]" office:value-type="float" office:value="82.0494699646643" calcext:value-type="float">
            <text:p>82.0494699646643</text:p>
          </table:table-cell>
          <table:table-cell table:formula="of:=AVERAGE([.J10:.L10])" office:value-type="float" office:value="79.2775814683942" calcext:value-type="float">
            <text:p>79.2775814683942</text:p>
          </table:table-cell>
          <table:table-cell table:number-columns-repeated="2"/>
          <table:table-cell office:value-type="string" calcext:value-type="string">
            <text:p>GPT 3.5 Politician</text:p>
          </table:table-cell>
          <table:table-cell office:value-type="float" office:value="79.0005889281508" calcext:value-type="float">
            <text:p>79.0005889281508</text:p>
          </table:table-cell>
          <table:table-cell office:value-type="float" office:value="76.7826855123675" calcext:value-type="float">
            <text:p>76.7826855123675</text:p>
          </table:table-cell>
          <table:table-cell office:value-type="float" office:value="82.0494699646643" calcext:value-type="float">
            <text:p>82.049469964664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PT 3.5 Atheist</text:p>
          </table:table-cell>
          <table:table-cell table:style-name="Default" office:value-type="float" office:value="83.5159010600707" calcext:value-type="float">
            <text:p>83.5159010600707</text:p>
          </table:table-cell>
          <table:table-cell table:style-name="Default" office:value-type="float" office:value="78.2667844522968" calcext:value-type="float">
            <text:p>78.2667844522968</text:p>
          </table:table-cell>
          <table:table-cell office:value-type="float" office:value="81.6254416961131" calcext:value-type="float">
            <text:p>81.6254416961131</text:p>
          </table:table-cell>
          <table:table-cell office:value-type="float" office:value="82.0795053003534" calcext:value-type="float">
            <text:p>82.0795053003534</text:p>
          </table:table-cell>
          <table:table-cell office:value-type="float" office:value="82.1925795053004" calcext:value-type="float">
            <text:p>82.1925795053004</text:p>
          </table:table-cell>
          <table:table-cell office:value-type="float" office:value="82.1872791519435" calcext:value-type="float">
            <text:p>82.1872791519435</text:p>
          </table:table-cell>
          <table:table-cell office:value-type="float" office:value="73.839222614841" calcext:value-type="float">
            <text:p>73.839222614841</text:p>
          </table:table-cell>
          <table:table-cell office:value-type="float" office:value="72.1819787985866" calcext:value-type="float">
            <text:p>72.1819787985866</text:p>
          </table:table-cell>
          <table:table-cell table:formula="of:=AVERAGE([.I11];[.H11];[.G11];[.F11];[.E11];[.D11])" office:value-type="float" office:value="79.017667844523" calcext:value-type="float">
            <text:p>79.017667844523</text:p>
          </table:table-cell>
          <table:table-cell table:formula="of:=[.C11]" office:value-type="float" office:value="78.2667844522968" calcext:value-type="float">
            <text:p>78.2667844522968</text:p>
          </table:table-cell>
          <table:table-cell table:formula="of:=[.B11]" office:value-type="float" office:value="83.5159010600707" calcext:value-type="float">
            <text:p>83.5159010600707</text:p>
          </table:table-cell>
          <table:table-cell table:formula="of:=AVERAGE([.J11:.L11])" office:value-type="float" office:value="80.2667844522968" calcext:value-type="float">
            <text:p>80.2667844522968</text:p>
          </table:table-cell>
          <table:table-cell table:number-columns-repeated="2"/>
          <table:table-cell office:value-type="string" calcext:value-type="string">
            <text:p>GPT 3.5 Atheist</text:p>
          </table:table-cell>
          <table:table-cell office:value-type="float" office:value="79.017667844523" calcext:value-type="float">
            <text:p>79.017667844523</text:p>
          </table:table-cell>
          <table:table-cell office:value-type="float" office:value="78.2667844522968" calcext:value-type="float">
            <text:p>78.2667844522968</text:p>
          </table:table-cell>
          <table:table-cell office:value-type="float" office:value="83.5159010600707" calcext:value-type="float">
            <text:p>83.515901060070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lama Politician</text:p>
          </table:table-cell>
          <table:table-cell table:style-name="Default" office:value-type="float" office:value="86.2367491166078" calcext:value-type="float">
            <text:p>86.2367491166078</text:p>
          </table:table-cell>
          <table:table-cell table:style-name="Default" office:value-type="float" office:value="82.178445229682" calcext:value-type="float">
            <text:p>82.178445229682</text:p>
          </table:table-cell>
          <table:table-cell office:value-type="float" office:value="78.7349823321555" calcext:value-type="float">
            <text:p>78.7349823321555</text:p>
          </table:table-cell>
          <table:table-cell office:value-type="float" office:value="78.9893992932862" calcext:value-type="float">
            <text:p>78.9893992932862</text:p>
          </table:table-cell>
          <table:table-cell office:value-type="float" office:value="78.0883392226148" calcext:value-type="float">
            <text:p>78.0883392226148</text:p>
          </table:table-cell>
          <table:table-cell office:value-type="float" office:value="78.4593639575972" calcext:value-type="float">
            <text:p>78.4593639575972</text:p>
          </table:table-cell>
          <table:table-cell office:value-type="float" office:value="61.226148409894" calcext:value-type="float">
            <text:p>61.226148409894</text:p>
          </table:table-cell>
          <table:table-cell office:value-type="float" office:value="61.4752650176678" calcext:value-type="float">
            <text:p>61.4752650176678</text:p>
          </table:table-cell>
          <table:table-cell table:formula="of:=AVERAGE([.I12];[.H12];[.G12];[.F12];[.E12];[.D12])" office:value-type="float" office:value="72.8289163722026" calcext:value-type="float">
            <text:p>72.8289163722026</text:p>
          </table:table-cell>
          <table:table-cell table:formula="of:=[.C12]" office:value-type="float" office:value="82.178445229682" calcext:value-type="float">
            <text:p>82.178445229682</text:p>
          </table:table-cell>
          <table:table-cell table:formula="of:=[.B12]" office:value-type="float" office:value="86.2367491166078" calcext:value-type="float">
            <text:p>86.2367491166078</text:p>
          </table:table-cell>
          <table:table-cell table:formula="of:=AVERAGE([.J12:.L12])" office:value-type="float" office:value="80.4147035728308" calcext:value-type="float">
            <text:p>80.4147035728308</text:p>
          </table:table-cell>
          <table:table-cell table:number-columns-repeated="2"/>
          <table:table-cell office:value-type="string" calcext:value-type="string">
            <text:p>llama Politician</text:p>
          </table:table-cell>
          <table:table-cell office:value-type="float" office:value="72.8289163722026" calcext:value-type="float">
            <text:p>72.8289163722026</text:p>
          </table:table-cell>
          <table:table-cell office:value-type="float" office:value="82.178445229682" calcext:value-type="float">
            <text:p>82.178445229682</text:p>
          </table:table-cell>
          <table:table-cell office:value-type="float" office:value="86.2367491166078" calcext:value-type="float">
            <text:p>86.236749116607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pt-4o-mini Imam</text:p>
          </table:table-cell>
          <table:table-cell table:style-name="Default" office:value-type="float" office:value="85.2031802120141" calcext:value-type="float">
            <text:p>85.2031802120141</text:p>
          </table:table-cell>
          <table:table-cell table:style-name="Default" office:value-type="float" office:value="80.9558303886926" calcext:value-type="float">
            <text:p>80.9558303886926</text:p>
          </table:table-cell>
          <table:table-cell office:value-type="float" office:value="85.9611307420495" calcext:value-type="float">
            <text:p>85.9611307420495</text:p>
          </table:table-cell>
          <table:table-cell office:value-type="float" office:value="86.1749116607774" calcext:value-type="float">
            <text:p>86.1749116607774</text:p>
          </table:table-cell>
          <table:table-cell office:value-type="float" office:value="85.773851590106" calcext:value-type="float">
            <text:p>85.773851590106</text:p>
          </table:table-cell>
          <table:table-cell office:value-type="float" office:value="85.6148409893993" calcext:value-type="float">
            <text:p>85.6148409893993</text:p>
          </table:table-cell>
          <table:table-cell office:value-type="float" office:value="72.773851590106" calcext:value-type="float">
            <text:p>72.773851590106</text:p>
          </table:table-cell>
          <table:table-cell office:value-type="float" office:value="69.9858657243816" calcext:value-type="float">
            <text:p>69.9858657243816</text:p>
          </table:table-cell>
          <table:table-cell table:formula="of:=AVERAGE([.I13];[.H13];[.G13];[.F13];[.E13];[.D13])" office:value-type="float" office:value="81.0474087161366" calcext:value-type="float">
            <text:p>81.0474087161366</text:p>
          </table:table-cell>
          <table:table-cell table:formula="of:=[.C13]" office:value-type="float" office:value="80.9558303886926" calcext:value-type="float">
            <text:p>80.9558303886926</text:p>
          </table:table-cell>
          <table:table-cell table:formula="of:=[.B13]" office:value-type="float" office:value="85.2031802120141" calcext:value-type="float">
            <text:p>85.2031802120141</text:p>
          </table:table-cell>
          <table:table-cell table:formula="of:=AVERAGE([.J13:.L13])" office:value-type="float" office:value="82.4021397722811" calcext:value-type="float">
            <text:p>82.4021397722811</text:p>
          </table:table-cell>
          <table:table-cell table:number-columns-repeated="2"/>
          <table:table-cell office:value-type="string" calcext:value-type="string">
            <text:p>gpt-4o-mini Imam</text:p>
          </table:table-cell>
          <table:table-cell office:value-type="float" office:value="81.0474087161366" calcext:value-type="float">
            <text:p>81.0474087161366</text:p>
          </table:table-cell>
          <table:table-cell office:value-type="float" office:value="80.9558303886926" calcext:value-type="float">
            <text:p>80.9558303886926</text:p>
          </table:table-cell>
          <table:table-cell office:value-type="float" office:value="85.2031802120141" calcext:value-type="float">
            <text:p>85.203180212014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istral Politician</text:p>
          </table:table-cell>
          <table:table-cell table:style-name="Default" office:value-type="float" office:value="85.0353356890459" calcext:value-type="float">
            <text:p>85.0353356890459</text:p>
          </table:table-cell>
          <table:table-cell table:style-name="Default" office:value-type="float" office:value="81.3286219081272" calcext:value-type="float">
            <text:p>81.3286219081272</text:p>
          </table:table-cell>
          <table:table-cell office:value-type="float" office:value="86.2773851590106" calcext:value-type="float">
            <text:p>86.2773851590106</text:p>
          </table:table-cell>
          <table:table-cell office:value-type="float" office:value="86.4434628975265" calcext:value-type="float">
            <text:p>86.4434628975265</text:p>
          </table:table-cell>
          <table:table-cell office:value-type="float" office:value="86.2773851590106" calcext:value-type="float">
            <text:p>86.2773851590106</text:p>
          </table:table-cell>
          <table:table-cell office:value-type="float" office:value="86.2985865724382" calcext:value-type="float">
            <text:p>86.2985865724382</text:p>
          </table:table-cell>
          <table:table-cell office:value-type="float" office:value="72.36925795053" calcext:value-type="float">
            <text:p>72.36925795053</text:p>
          </table:table-cell>
          <table:table-cell office:value-type="float" office:value="71.5742049469965" calcext:value-type="float">
            <text:p>71.5742049469965</text:p>
          </table:table-cell>
          <table:table-cell table:formula="of:=AVERAGE([.I14];[.H14];[.G14];[.F14];[.E14];[.D14])" office:value-type="float" office:value="81.5400471142521" calcext:value-type="float">
            <text:p>81.5400471142521</text:p>
          </table:table-cell>
          <table:table-cell table:formula="of:=[.C14]" office:value-type="float" office:value="81.3286219081272" calcext:value-type="float">
            <text:p>81.3286219081272</text:p>
          </table:table-cell>
          <table:table-cell table:formula="of:=[.B14]" office:value-type="float" office:value="85.0353356890459" calcext:value-type="float">
            <text:p>85.0353356890459</text:p>
          </table:table-cell>
          <table:table-cell table:formula="of:=AVERAGE([.J14:.L14])" office:value-type="float" office:value="82.6346682371417" calcext:value-type="float">
            <text:p>82.6346682371417</text:p>
          </table:table-cell>
          <table:table-cell table:number-columns-repeated="2"/>
          <table:table-cell office:value-type="string" calcext:value-type="string">
            <text:p>mistral Politician</text:p>
          </table:table-cell>
          <table:table-cell office:value-type="float" office:value="81.5400471142521" calcext:value-type="float">
            <text:p>81.5400471142521</text:p>
          </table:table-cell>
          <table:table-cell office:value-type="float" office:value="81.3286219081272" calcext:value-type="float">
            <text:p>81.3286219081272</text:p>
          </table:table-cell>
          <table:table-cell office:value-type="float" office:value="85.0353356890459" calcext:value-type="float">
            <text:p>85.035335689045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istral atheist</text:p>
          </table:table-cell>
          <table:table-cell table:style-name="Default" office:value-type="float" office:value="85.5742049469965" calcext:value-type="float">
            <text:p>85.5742049469965</text:p>
          </table:table-cell>
          <table:table-cell table:style-name="Default" office:value-type="float" office:value="80.4505300353357" calcext:value-type="float">
            <text:p>80.4505300353357</text:p>
          </table:table-cell>
          <table:table-cell office:value-type="float" office:value="86.3109540636042" calcext:value-type="float">
            <text:p>86.3109540636042</text:p>
          </table:table-cell>
          <table:table-cell office:value-type="float" office:value="86.5265017667845" calcext:value-type="float">
            <text:p>86.5265017667845</text:p>
          </table:table-cell>
          <table:table-cell office:value-type="float" office:value="86.3233215547703" calcext:value-type="float">
            <text:p>86.3233215547703</text:p>
          </table:table-cell>
          <table:table-cell office:value-type="float" office:value="86.3427561837456" calcext:value-type="float">
            <text:p>86.3427561837456</text:p>
          </table:table-cell>
          <table:table-cell office:value-type="float" office:value="78.9081272084806" calcext:value-type="float">
            <text:p>78.9081272084806</text:p>
          </table:table-cell>
          <table:table-cell office:value-type="float" office:value="75.9452296819788" calcext:value-type="float">
            <text:p>75.9452296819788</text:p>
          </table:table-cell>
          <table:table-cell table:formula="of:=AVERAGE([.I15];[.H15];[.G15];[.F15];[.E15];[.D15])" office:value-type="float" office:value="83.3928150765607" calcext:value-type="float">
            <text:p>83.3928150765607</text:p>
          </table:table-cell>
          <table:table-cell table:formula="of:=[.C15]" office:value-type="float" office:value="80.4505300353357" calcext:value-type="float">
            <text:p>80.4505300353357</text:p>
          </table:table-cell>
          <table:table-cell table:formula="of:=[.B15]" office:value-type="float" office:value="85.5742049469965" calcext:value-type="float">
            <text:p>85.5742049469965</text:p>
          </table:table-cell>
          <table:table-cell table:formula="of:=AVERAGE([.J15:.L15])" office:value-type="float" office:value="83.1391833529643" calcext:value-type="float">
            <text:p>83.1391833529643</text:p>
          </table:table-cell>
          <table:table-cell table:number-columns-repeated="2"/>
          <table:table-cell office:value-type="string" calcext:value-type="string">
            <text:p>mistral atheist</text:p>
          </table:table-cell>
          <table:table-cell office:value-type="float" office:value="83.3928150765607" calcext:value-type="float">
            <text:p>83.3928150765607</text:p>
          </table:table-cell>
          <table:table-cell office:value-type="float" office:value="80.4505300353357" calcext:value-type="float">
            <text:p>80.4505300353357</text:p>
          </table:table-cell>
          <table:table-cell office:value-type="float" office:value="85.5742049469965" calcext:value-type="float">
            <text:p>85.574204946996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pt-4o-mini Politician</text:p>
          </table:table-cell>
          <table:table-cell table:style-name="Default" office:value-type="float" office:value="85.7597173144876" calcext:value-type="float">
            <text:p>85.7597173144876</text:p>
          </table:table-cell>
          <table:table-cell table:style-name="Default" office:value-type="float" office:value="82.4134275618375" calcext:value-type="float">
            <text:p>82.4134275618375</text:p>
          </table:table-cell>
          <table:table-cell office:value-type="float" office:value="89.4363957597173" calcext:value-type="float">
            <text:p>89.4363957597173</text:p>
          </table:table-cell>
          <table:table-cell office:value-type="float" office:value="89.5088339222615" calcext:value-type="float">
            <text:p>89.5088339222615</text:p>
          </table:table-cell>
          <table:table-cell office:value-type="float" office:value="89.2685512367491" calcext:value-type="float">
            <text:p>89.2685512367491</text:p>
          </table:table-cell>
          <table:table-cell office:value-type="float" office:value="89.4469964664311" calcext:value-type="float">
            <text:p>89.4469964664311</text:p>
          </table:table-cell>
          <table:table-cell office:value-type="float" office:value="83.3816254416961" calcext:value-type="float">
            <text:p>83.3816254416961</text:p>
          </table:table-cell>
          <table:table-cell office:value-type="float" office:value="79.6413427561838" calcext:value-type="float">
            <text:p>79.6413427561838</text:p>
          </table:table-cell>
          <table:table-cell table:formula="of:=AVERAGE([.I16];[.H16];[.G16];[.F16];[.E16];[.D16])" office:value-type="float" office:value="86.7806242638398" calcext:value-type="float">
            <text:p>86.7806242638398</text:p>
          </table:table-cell>
          <table:table-cell table:formula="of:=[.C16]" office:value-type="float" office:value="82.4134275618375" calcext:value-type="float">
            <text:p>82.4134275618375</text:p>
          </table:table-cell>
          <table:table-cell table:formula="of:=[.B16]" office:value-type="float" office:value="85.7597173144876" calcext:value-type="float">
            <text:p>85.7597173144876</text:p>
          </table:table-cell>
          <table:table-cell table:formula="of:=AVERAGE([.J16:.L16])" office:value-type="float" office:value="84.9845897133883" calcext:value-type="float">
            <text:p>84.9845897133883</text:p>
          </table:table-cell>
          <table:table-cell table:number-columns-repeated="2"/>
          <table:table-cell office:value-type="string" calcext:value-type="string">
            <text:p>gpt-4o-mini Politician</text:p>
          </table:table-cell>
          <table:table-cell office:value-type="float" office:value="86.7806242638398" calcext:value-type="float">
            <text:p>86.7806242638398</text:p>
          </table:table-cell>
          <table:table-cell office:value-type="float" office:value="82.4134275618375" calcext:value-type="float">
            <text:p>82.4134275618375</text:p>
          </table:table-cell>
          <table:table-cell office:value-type="float" office:value="85.7597173144876" calcext:value-type="float">
            <text:p>85.759717314487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emma Bible Translator</text:p>
          </table:table-cell>
          <table:table-cell table:style-name="Default" office:value-type="float" office:value="87.7208480565371" calcext:value-type="float">
            <text:p>87.7208480565371</text:p>
          </table:table-cell>
          <table:table-cell table:style-name="Default" office:value-type="float" office:value="80.1201413427562" calcext:value-type="float">
            <text:p>80.1201413427562</text:p>
          </table:table-cell>
          <table:table-cell office:value-type="float" office:value="91.3109540636042" calcext:value-type="float">
            <text:p>91.3109540636042</text:p>
          </table:table-cell>
          <table:table-cell office:value-type="float" office:value="91.5300353356891" calcext:value-type="float">
            <text:p>91.5300353356891</text:p>
          </table:table-cell>
          <table:table-cell office:value-type="float" office:value="91.517667844523" calcext:value-type="float">
            <text:p>91.517667844523</text:p>
          </table:table-cell>
          <table:table-cell office:value-type="float" office:value="91.3374558303887" calcext:value-type="float">
            <text:p>91.3374558303887</text:p>
          </table:table-cell>
          <table:table-cell office:value-type="float" office:value="87.6978798586573" calcext:value-type="float">
            <text:p>87.6978798586573</text:p>
          </table:table-cell>
          <table:table-cell office:value-type="float" office:value="81.678445229682" calcext:value-type="float">
            <text:p>81.678445229682</text:p>
          </table:table-cell>
          <table:table-cell table:formula="of:=AVERAGE([.I17];[.H17];[.G17];[.F17];[.E17];[.D17])" office:value-type="float" office:value="89.1787396937574" calcext:value-type="float">
            <text:p>89.1787396937574</text:p>
          </table:table-cell>
          <table:table-cell table:formula="of:=[.C17]" office:value-type="float" office:value="80.1201413427562" calcext:value-type="float">
            <text:p>80.1201413427562</text:p>
          </table:table-cell>
          <table:table-cell table:formula="of:=[.B17]" office:value-type="float" office:value="87.7208480565371" calcext:value-type="float">
            <text:p>87.7208480565371</text:p>
          </table:table-cell>
          <table:table-cell table:formula="of:=AVERAGE([.J17:.L17])" office:value-type="float" office:value="85.6732430310169" calcext:value-type="float">
            <text:p>85.6732430310169</text:p>
          </table:table-cell>
          <table:table-cell table:number-columns-repeated="2"/>
          <table:table-cell office:value-type="string" calcext:value-type="string">
            <text:p>gemma Bible Translator</text:p>
          </table:table-cell>
          <table:table-cell office:value-type="float" office:value="89.1787396937574" calcext:value-type="float">
            <text:p>89.1787396937574</text:p>
          </table:table-cell>
          <table:table-cell office:value-type="float" office:value="80.1201413427562" calcext:value-type="float">
            <text:p>80.1201413427562</text:p>
          </table:table-cell>
          <table:table-cell office:value-type="float" office:value="87.7208480565371" calcext:value-type="float">
            <text:p>87.720848056537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pt-4o-mini Atheist</text:p>
          </table:table-cell>
          <table:table-cell table:style-name="Default" office:value-type="float" office:value="86.5371024734982" calcext:value-type="float">
            <text:p>86.5371024734982</text:p>
          </table:table-cell>
          <table:table-cell table:style-name="Default" office:value-type="float" office:value="82.8886925795053" calcext:value-type="float">
            <text:p>82.8886925795053</text:p>
          </table:table-cell>
          <table:table-cell office:value-type="float" office:value="90.7508833922261" calcext:value-type="float">
            <text:p>90.7508833922261</text:p>
          </table:table-cell>
          <table:table-cell office:value-type="float" office:value="90.5724381625442" calcext:value-type="float">
            <text:p>90.5724381625442</text:p>
          </table:table-cell>
          <table:table-cell office:value-type="float" office:value="90.8127208480565" calcext:value-type="float">
            <text:p>90.8127208480565</text:p>
          </table:table-cell>
          <table:table-cell office:value-type="float" office:value="90.5530035335689" calcext:value-type="float">
            <text:p>90.5530035335689</text:p>
          </table:table-cell>
          <table:table-cell office:value-type="float" office:value="85.2155477031802" calcext:value-type="float">
            <text:p>85.2155477031802</text:p>
          </table:table-cell>
          <table:table-cell office:value-type="float" office:value="81.2897526501767" calcext:value-type="float">
            <text:p>81.2897526501767</text:p>
          </table:table-cell>
          <table:table-cell table:formula="of:=AVERAGE([.I18];[.H18];[.G18];[.F18];[.E18];[.D18])" office:value-type="float" office:value="88.1990577149588" calcext:value-type="float">
            <text:p>88.1990577149588</text:p>
          </table:table-cell>
          <table:table-cell table:formula="of:=[.C18]" office:value-type="float" office:value="82.8886925795053" calcext:value-type="float">
            <text:p>82.8886925795053</text:p>
          </table:table-cell>
          <table:table-cell table:formula="of:=[.B18]" office:value-type="float" office:value="86.5371024734982" calcext:value-type="float">
            <text:p>86.5371024734982</text:p>
          </table:table-cell>
          <table:table-cell table:formula="of:=AVERAGE([.J18:.L18])" office:value-type="float" office:value="85.8749509226541" calcext:value-type="float">
            <text:p>85.8749509226541</text:p>
          </table:table-cell>
          <table:table-cell table:number-columns-repeated="2"/>
          <table:table-cell office:value-type="string" calcext:value-type="string">
            <text:p>gpt-4o-mini Atheist</text:p>
          </table:table-cell>
          <table:table-cell office:value-type="float" office:value="88.1990577149588" calcext:value-type="float">
            <text:p>88.1990577149588</text:p>
          </table:table-cell>
          <table:table-cell office:value-type="float" office:value="82.8886925795053" calcext:value-type="float">
            <text:p>82.8886925795053</text:p>
          </table:table-cell>
          <table:table-cell office:value-type="float" office:value="86.5371024734982" calcext:value-type="float">
            <text:p>86.537102473498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PT 3.5 Bible Translator</text:p>
          </table:table-cell>
          <table:table-cell table:style-name="Default" office:value-type="float" office:value="86.5812720848057" calcext:value-type="float">
            <text:p>86.5812720848057</text:p>
          </table:table-cell>
          <table:table-cell table:style-name="Default" office:value-type="float" office:value="83.6007067137809" calcext:value-type="float">
            <text:p>83.6007067137809</text:p>
          </table:table-cell>
          <table:table-cell office:value-type="float" office:value="91.839222614841" calcext:value-type="float">
            <text:p>91.839222614841</text:p>
          </table:table-cell>
          <table:table-cell office:value-type="float" office:value="91.8621908127209" calcext:value-type="float">
            <text:p>91.8621908127209</text:p>
          </table:table-cell>
          <table:table-cell office:value-type="float" office:value="91.8515901060071" calcext:value-type="float">
            <text:p>91.8515901060071</text:p>
          </table:table-cell>
          <table:table-cell office:value-type="float" office:value="91.7685512367491" calcext:value-type="float">
            <text:p>91.7685512367491</text:p>
          </table:table-cell>
          <table:table-cell office:value-type="float" office:value="89.7031802120141" calcext:value-type="float">
            <text:p>89.7031802120141</text:p>
          </table:table-cell>
          <table:table-cell office:value-type="float" office:value="85.0936395759717" calcext:value-type="float">
            <text:p>85.0936395759717</text:p>
          </table:table-cell>
          <table:table-cell table:formula="of:=AVERAGE([.I19];[.H19];[.G19];[.F19];[.E19];[.D19])" office:value-type="float" office:value="90.353062426384" calcext:value-type="float">
            <text:p>90.353062426384</text:p>
          </table:table-cell>
          <table:table-cell table:formula="of:=[.C19]" office:value-type="float" office:value="83.6007067137809" calcext:value-type="float">
            <text:p>83.6007067137809</text:p>
          </table:table-cell>
          <table:table-cell table:formula="of:=[.B19]" office:value-type="float" office:value="86.5812720848057" calcext:value-type="float">
            <text:p>86.5812720848057</text:p>
          </table:table-cell>
          <table:table-cell table:formula="of:=AVERAGE([.J19:.L19])" office:value-type="float" office:value="86.8450137416568" calcext:value-type="float">
            <text:p>86.8450137416568</text:p>
          </table:table-cell>
          <table:table-cell table:number-columns-repeated="2"/>
          <table:table-cell office:value-type="string" calcext:value-type="string">
            <text:p>GPT 3.5 Bible Translator</text:p>
          </table:table-cell>
          <table:table-cell office:value-type="float" office:value="90.353062426384" calcext:value-type="float">
            <text:p>90.353062426384</text:p>
          </table:table-cell>
          <table:table-cell office:value-type="float" office:value="83.6007067137809" calcext:value-type="float">
            <text:p>83.6007067137809</text:p>
          </table:table-cell>
          <table:table-cell office:value-type="float" office:value="86.5812720848057" calcext:value-type="float">
            <text:p>86.581272084805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istral Bible Translator</text:p>
          </table:table-cell>
          <table:table-cell table:style-name="Default" office:value-type="float" office:value="87.2968197879859" calcext:value-type="float">
            <text:p>87.2968197879859</text:p>
          </table:table-cell>
          <table:table-cell table:style-name="Default" office:value-type="float" office:value="83.7296819787986" calcext:value-type="float">
            <text:p>83.7296819787986</text:p>
          </table:table-cell>
          <table:table-cell office:value-type="float" office:value="91.3109540636042" calcext:value-type="float">
            <text:p>91.3109540636042</text:p>
          </table:table-cell>
          <table:table-cell office:value-type="float" office:value="91.547703180212" calcext:value-type="float">
            <text:p>91.547703180212</text:p>
          </table:table-cell>
          <table:table-cell office:value-type="float" office:value="91.5141342756184" calcext:value-type="float">
            <text:p>91.5141342756184</text:p>
          </table:table-cell>
          <table:table-cell office:value-type="float" office:value="91.660777385159" calcext:value-type="float">
            <text:p>91.660777385159</text:p>
          </table:table-cell>
          <table:table-cell office:value-type="float" office:value="89.9028268551237" calcext:value-type="float">
            <text:p>89.9028268551237</text:p>
          </table:table-cell>
          <table:table-cell office:value-type="float" office:value="84.8321554770318" calcext:value-type="float">
            <text:p>84.8321554770318</text:p>
          </table:table-cell>
          <table:table-cell table:formula="of:=AVERAGE([.I20];[.H20];[.G20];[.F20];[.E20];[.D20])" office:value-type="float" office:value="90.1280918727915" calcext:value-type="float">
            <text:p>90.1280918727915</text:p>
          </table:table-cell>
          <table:table-cell table:formula="of:=[.C20]" office:value-type="float" office:value="83.7296819787986" calcext:value-type="float">
            <text:p>83.7296819787986</text:p>
          </table:table-cell>
          <table:table-cell table:formula="of:=[.B20]" office:value-type="float" office:value="87.2968197879859" calcext:value-type="float">
            <text:p>87.2968197879859</text:p>
          </table:table-cell>
          <table:table-cell table:formula="of:=AVERAGE([.J20:.L20])" office:value-type="float" office:value="87.051531213192" calcext:value-type="float">
            <text:p>87.051531213192</text:p>
          </table:table-cell>
          <table:table-cell table:number-columns-repeated="2"/>
          <table:table-cell office:value-type="string" calcext:value-type="string">
            <text:p>mistral Bible Translator</text:p>
          </table:table-cell>
          <table:table-cell office:value-type="float" office:value="90.1280918727915" calcext:value-type="float">
            <text:p>90.1280918727915</text:p>
          </table:table-cell>
          <table:table-cell office:value-type="float" office:value="83.7296819787986" calcext:value-type="float">
            <text:p>83.7296819787986</text:p>
          </table:table-cell>
          <table:table-cell office:value-type="float" office:value="87.2968197879859" calcext:value-type="float">
            <text:p>87.296819787985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pt-4o-mini Bible Translator</text:p>
          </table:table-cell>
          <table:table-cell table:style-name="Default" office:value-type="float" office:value="88.3833922261484" calcext:value-type="float">
            <text:p>88.3833922261484</text:p>
          </table:table-cell>
          <table:table-cell table:style-name="Default" office:value-type="float" office:value="86.3003533568905" calcext:value-type="float">
            <text:p>86.3003533568905</text:p>
          </table:table-cell>
          <table:table-cell office:value-type="float" office:value="93.0441696113074" calcext:value-type="float">
            <text:p>93.0441696113074</text:p>
          </table:table-cell>
          <table:table-cell office:value-type="float" office:value="93.0812720848057" calcext:value-type="float">
            <text:p>93.0812720848057</text:p>
          </table:table-cell>
          <table:table-cell office:value-type="float" office:value="93.0848056537103" calcext:value-type="float">
            <text:p>93.0848056537103</text:p>
          </table:table-cell>
          <table:table-cell office:value-type="float" office:value="93.1713780918728" calcext:value-type="float">
            <text:p>93.1713780918728</text:p>
          </table:table-cell>
          <table:table-cell office:value-type="float" office:value="91.0424028268551" calcext:value-type="float">
            <text:p>91.0424028268551</text:p>
          </table:table-cell>
          <table:table-cell office:value-type="float" office:value="86.1660777385159" calcext:value-type="float">
            <text:p>86.1660777385159</text:p>
          </table:table-cell>
          <table:table-cell table:formula="of:=AVERAGE([.I21];[.H21];[.G21];[.F21];[.E21];[.D21])" office:value-type="float" office:value="91.5983510011779" calcext:value-type="float">
            <text:p>91.5983510011779</text:p>
          </table:table-cell>
          <table:table-cell table:formula="of:=[.C21]" office:value-type="float" office:value="86.3003533568905" calcext:value-type="float">
            <text:p>86.3003533568905</text:p>
          </table:table-cell>
          <table:table-cell table:formula="of:=[.B21]" office:value-type="float" office:value="88.3833922261484" calcext:value-type="float">
            <text:p>88.3833922261484</text:p>
          </table:table-cell>
          <table:table-cell table:formula="of:=AVERAGE([.J21:.L21])" office:value-type="float" office:value="88.7606988614056" calcext:value-type="float">
            <text:p>88.7606988614056</text:p>
          </table:table-cell>
          <table:table-cell table:number-columns-repeated="2"/>
          <table:table-cell office:value-type="string" calcext:value-type="string">
            <text:p>gpt-4o-mini Bible Translator</text:p>
          </table:table-cell>
          <table:table-cell office:value-type="float" office:value="91.5983510011779" calcext:value-type="float">
            <text:p>91.5983510011779</text:p>
          </table:table-cell>
          <table:table-cell office:value-type="float" office:value="86.3003533568905" calcext:value-type="float">
            <text:p>86.3003533568905</text:p>
          </table:table-cell>
          <table:table-cell office:value-type="float" office:value="88.3833922261484" calcext:value-type="float">
            <text:p>88.383392226148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lama Bible Translator</text:p>
          </table:table-cell>
          <table:table-cell table:style-name="Default" office:value-type="float" office:value="90.4505300353357" calcext:value-type="float">
            <text:p>90.4505300353357</text:p>
          </table:table-cell>
          <table:table-cell table:style-name="Default" office:value-type="float" office:value="88.0388692579505" calcext:value-type="float">
            <text:p>88.0388692579505</text:p>
          </table:table-cell>
          <table:table-cell office:value-type="float" office:value="92.3992932862191" calcext:value-type="float">
            <text:p>92.3992932862191</text:p>
          </table:table-cell>
          <table:table-cell office:value-type="float" office:value="92.3957597173145" calcext:value-type="float">
            <text:p>92.3957597173145</text:p>
          </table:table-cell>
          <table:table-cell office:value-type="float" office:value="92.4575971731449" calcext:value-type="float">
            <text:p>92.4575971731449</text:p>
          </table:table-cell>
          <table:table-cell office:value-type="float" office:value="92.3727915194346" calcext:value-type="float">
            <text:p>92.3727915194346</text:p>
          </table:table-cell>
          <table:table-cell office:value-type="float" office:value="90.1678445229682" calcext:value-type="float">
            <text:p>90.1678445229682</text:p>
          </table:table-cell>
          <table:table-cell office:value-type="float" office:value="84.4611307420495" calcext:value-type="float">
            <text:p>84.4611307420495</text:p>
          </table:table-cell>
          <table:table-cell table:formula="of:=AVERAGE([.I22];[.H22];[.G22];[.F22];[.E22];[.D22])" office:value-type="float" office:value="90.7090694935218" calcext:value-type="float">
            <text:p>90.7090694935218</text:p>
          </table:table-cell>
          <table:table-cell table:formula="of:=[.C22]" office:value-type="float" office:value="88.0388692579505" calcext:value-type="float">
            <text:p>88.0388692579505</text:p>
          </table:table-cell>
          <table:table-cell table:formula="of:=[.B22]" office:value-type="float" office:value="90.4505300353357" calcext:value-type="float">
            <text:p>90.4505300353357</text:p>
          </table:table-cell>
          <table:table-cell table:formula="of:=AVERAGE([.J22:.L22])" office:value-type="float" office:value="89.732822928936" calcext:value-type="float">
            <text:p>89.732822928936</text:p>
          </table:table-cell>
          <table:table-cell table:number-columns-repeated="2"/>
          <table:table-cell office:value-type="string" calcext:value-type="string">
            <text:p>llama Bible Translator</text:p>
          </table:table-cell>
          <table:table-cell office:value-type="float" office:value="90.7090694935218" calcext:value-type="float">
            <text:p>90.7090694935218</text:p>
          </table:table-cell>
          <table:table-cell office:value-type="float" office:value="88.0388692579505" calcext:value-type="float">
            <text:p>88.0388692579505</text:p>
          </table:table-cell>
          <table:table-cell office:value-type="float" office:value="90.4505300353357" calcext:value-type="float">
            <text:p>90.4505300353357</text:p>
          </table:table-cell>
          <table:table-cell table:number-columns-repeated="16365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answerers_vs_graders.A1:answerers_vs_graders.M22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7T11:22:13.200234278</dc:date>
    <meta:editing-duration>PT24M10S</meta:editing-duration>
    <meta:editing-cycles>1</meta:editing-cycles>
    <meta:document-statistic meta:table-count="1" meta:cell-count="374" meta:object-count="3"/>
    <meta:generator>LibreOffice/24.2.6.2$Linux_X86_64 LibreOffice_project/8e9a753d9daaea75c34b417ba1bdf556bf2fc5b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784cm" svg:height="18.239cm" xlink:href=".." xlink:type="simple" chart:class="chart:line" chart:style-name="ch1">
        <chart:title svg:x="17.271cm" svg:y="0.5cm" chart:style-name="ch2">
          <text:p>Grading consistency</text:p>
        </chart:title>
        <chart:subtitle svg:x="17.271cm" svg:y="1.643cm" chart:style-name="ch3">
          <text:p>color coded by persona</text:p>
        </chart:subtitle>
        <chart:legend chart:legend-position="end" svg:x="33.233cm" svg:y="3.84cm" style:legend-expansion="high" chart:style-name="ch4"/>
        <chart:plot-area chart:style-name="ch5" table:cell-range-address="answerers_vs_graders.A1:answerers_vs_graders.I22" chart:data-source-has-labels="both" svg:x="1.786cm" svg:y="2.69cm" svg:width="30.672cm" svg:height="14.204cm">
          <chart:coordinate-region svg:x="4.287cm" svg:y="2.89cm" svg:width="25.986cm" svg:height="13.357cm"/>
          <chart:axis chart:dimension="x" chart:name="primary-x" chart:style-name="ch6" chartooo:axis-type="auto">
            <chartooo:date-scale/>
            <chart:title svg:x="16.615cm" svg:y="17.258cm" chart:style-name="ch7">
              <text:p>grader</text:p>
            </chart:title>
            <chart:categories table:cell-range-address="answerers_vs_graders.B1:answerers_vs_graders.I1"/>
          </chart:axis>
          <chart:axis chart:dimension="y" chart:name="primary-y" chart:style-name="ch8">
            <chart:title svg:x="0.451cm" svg:y="11.331cm" chart:style-name="ch9">
              <text:p>answerers avg grade</text:p>
            </chart:title>
            <chart:grid chart:style-name="ch10" chart:class="major"/>
          </chart:axis>
          <chart:series chart:style-name="ch11" chart:values-cell-range-address="answerers_vs_graders.B2:answerers_vs_graders.I2" chart:label-cell-address="answerers_vs_graders.A2:answerers_vs_graders.A2" chart:class="chart:line">
            <chart:data-point chart:repeated="8"/>
          </chart:series>
          <chart:series chart:style-name="ch12" chart:values-cell-range-address="answerers_vs_graders.B3:answerers_vs_graders.I3" chart:label-cell-address="answerers_vs_graders.A3:answerers_vs_graders.A3" chart:class="chart:line">
            <chart:data-point chart:repeated="8"/>
          </chart:series>
          <chart:series chart:style-name="ch13" chart:values-cell-range-address="answerers_vs_graders.B4:answerers_vs_graders.I4" chart:label-cell-address="answerers_vs_graders.A4:answerers_vs_graders.A4" chart:class="chart:line">
            <chart:data-point chart:repeated="8"/>
          </chart:series>
          <chart:series chart:style-name="ch11" chart:values-cell-range-address="answerers_vs_graders.B5:answerers_vs_graders.I5" chart:label-cell-address="answerers_vs_graders.A5:answerers_vs_graders.A5" chart:class="chart:line">
            <chart:data-point chart:repeated="8"/>
          </chart:series>
          <chart:series chart:style-name="ch12" chart:values-cell-range-address="answerers_vs_graders.B6:answerers_vs_graders.I6" chart:label-cell-address="answerers_vs_graders.A6:answerers_vs_graders.A6" chart:class="chart:line">
            <chart:data-point chart:repeated="8"/>
          </chart:series>
          <chart:series chart:style-name="ch13" chart:values-cell-range-address="answerers_vs_graders.B7:answerers_vs_graders.I7" chart:label-cell-address="answerers_vs_graders.A7:answerers_vs_graders.A7" chart:class="chart:line">
            <chart:data-point chart:repeated="8"/>
          </chart:series>
          <chart:series chart:style-name="ch11" chart:values-cell-range-address="answerers_vs_graders.B8:answerers_vs_graders.I8" chart:label-cell-address="answerers_vs_graders.A8:answerers_vs_graders.A8" chart:class="chart:line">
            <chart:data-point chart:repeated="8"/>
          </chart:series>
          <chart:series chart:style-name="ch12" chart:values-cell-range-address="answerers_vs_graders.B9:answerers_vs_graders.I9" chart:label-cell-address="answerers_vs_graders.A9:answerers_vs_graders.A9" chart:class="chart:line">
            <chart:data-point chart:repeated="8"/>
          </chart:series>
          <chart:series chart:style-name="ch13" chart:values-cell-range-address="answerers_vs_graders.B10:answerers_vs_graders.I10" chart:label-cell-address="answerers_vs_graders.A10:answerers_vs_graders.A10" chart:class="chart:line">
            <chart:data-point chart:repeated="8"/>
          </chart:series>
          <chart:series chart:style-name="ch11" chart:values-cell-range-address="answerers_vs_graders.B11:answerers_vs_graders.I11" chart:label-cell-address="answerers_vs_graders.A11:answerers_vs_graders.A11" chart:class="chart:line">
            <chart:data-point chart:repeated="8"/>
          </chart:series>
          <chart:series chart:style-name="ch12" chart:values-cell-range-address="answerers_vs_graders.B12:answerers_vs_graders.I12" chart:label-cell-address="answerers_vs_graders.A12:answerers_vs_graders.A12" chart:class="chart:line">
            <chart:data-point chart:repeated="8"/>
          </chart:series>
          <chart:series chart:style-name="ch13" chart:values-cell-range-address="answerers_vs_graders.B13:answerers_vs_graders.I13" chart:label-cell-address="answerers_vs_graders.A13:answerers_vs_graders.A13" chart:class="chart:line">
            <chart:data-point chart:repeated="8"/>
          </chart:series>
          <chart:series chart:style-name="ch11" chart:values-cell-range-address="answerers_vs_graders.B14:answerers_vs_graders.I14" chart:label-cell-address="answerers_vs_graders.A14:answerers_vs_graders.A14" chart:class="chart:line">
            <chart:data-point chart:repeated="8"/>
          </chart:series>
          <chart:series chart:style-name="ch12" chart:values-cell-range-address="answerers_vs_graders.B15:answerers_vs_graders.I15" chart:label-cell-address="answerers_vs_graders.A15:answerers_vs_graders.A15" chart:class="chart:line">
            <chart:data-point chart:repeated="8"/>
          </chart:series>
          <chart:series chart:style-name="ch13" chart:values-cell-range-address="answerers_vs_graders.B16:answerers_vs_graders.I16" chart:label-cell-address="answerers_vs_graders.A16:answerers_vs_graders.A16" chart:class="chart:line">
            <chart:data-point chart:repeated="8"/>
          </chart:series>
          <chart:series chart:style-name="ch14" chart:values-cell-range-address="answerers_vs_graders.B17:answerers_vs_graders.I17" chart:label-cell-address="answerers_vs_graders.A17:answerers_vs_graders.A17" chart:class="chart:line">
            <chart:data-point chart:repeated="8"/>
          </chart:series>
          <chart:series chart:style-name="ch14" chart:values-cell-range-address="answerers_vs_graders.B18:answerers_vs_graders.I18" chart:label-cell-address="answerers_vs_graders.A18:answerers_vs_graders.A18" chart:class="chart:line">
            <chart:data-point chart:repeated="8"/>
          </chart:series>
          <chart:series chart:style-name="ch14" chart:values-cell-range-address="answerers_vs_graders.B19:answerers_vs_graders.I19" chart:label-cell-address="answerers_vs_graders.A19:answerers_vs_graders.A19" chart:class="chart:line">
            <chart:data-point chart:repeated="8"/>
          </chart:series>
          <chart:series chart:style-name="ch14" chart:values-cell-range-address="answerers_vs_graders.B20:answerers_vs_graders.I20" chart:label-cell-address="answerers_vs_graders.A20:answerers_vs_graders.A20" chart:class="chart:line">
            <chart:data-point chart:repeated="8"/>
          </chart:series>
          <chart:series chart:style-name="ch14" chart:values-cell-range-address="answerers_vs_graders.B21:answerers_vs_graders.I21" chart:label-cell-address="answerers_vs_graders.A21:answerers_vs_graders.A21" chart:class="chart:line">
            <chart:data-point chart:repeated="8"/>
          </chart:series>
          <chart:series chart:style-name="ch15" chart:values-cell-range-address="answerers_vs_graders.B22:answerers_vs_graders.I22" chart:label-cell-address="answerers_vs_graders.A22:answerers_vs_graders.A22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lama_gemma_student_teacher</text:p>
                <draw:g>
                  <svg:desc>answerers_vs_graders.B1:answerers_vs_graders.I1</svg:desc>
                </draw:g>
              </table:table-cell>
              <table:table-cell office:value-type="string">
                <text:p>ollama_llama3</text:p>
              </table:table-cell>
              <table:table-cell office:value-type="string">
                <text:p>openai_gpt-3.5-turbo_1</text:p>
              </table:table-cell>
              <table:table-cell office:value-type="string">
                <text:p>openai_gpt-3.5-turbo_2</text:p>
              </table:table-cell>
              <table:table-cell office:value-type="string">
                <text:p>openai_gpt-4o-mini_1</text:p>
              </table:table-cell>
              <table:table-cell office:value-type="string">
                <text:p>openai_gpt-4o-mini_2</text:p>
              </table:table-cell>
              <table:table-cell office:value-type="string">
                <text:p>gpt-4o-mini_blind</text:p>
              </table:table-cell>
              <table:table-cell office:value-type="string">
                <text:p>gpt-4o-mini_student_teacher</text:p>
              </table:table-cell>
            </table:table-row>
          </table:table-header-rows>
          <table:table-rows>
            <table:table-row>
              <table:table-cell office:value-type="string">
                <text:p>gemma Imam</text:p>
                <draw:g>
                  <svg:desc>answerers_vs_graders.A2:answerers_vs_graders.A2</svg:desc>
                </draw:g>
              </table:table-cell>
              <table:table-cell office:value-type="float" office:value="78.0123674911661">
                <text:p>78.0123674911661</text:p>
                <draw:g>
                  <svg:desc>answerers_vs_graders.B2:answerers_vs_graders.I2</svg:desc>
                </draw:g>
              </table:table-cell>
              <table:table-cell office:value-type="float" office:value="67.1448763250883">
                <text:p>67.1448763250883</text:p>
              </table:table-cell>
              <table:table-cell office:value-type="float" office:value="77.4363957597173">
                <text:p>77.4363957597173</text:p>
              </table:table-cell>
              <table:table-cell office:value-type="float" office:value="76.8286219081272">
                <text:p>76.8286219081272</text:p>
              </table:table-cell>
              <table:table-cell office:value-type="float" office:value="76.8339222614841">
                <text:p>76.8339222614841</text:p>
              </table:table-cell>
              <table:table-cell office:value-type="float" office:value="76.5883392226148">
                <text:p>76.5883392226148</text:p>
              </table:table-cell>
              <table:table-cell office:value-type="float" office:value="56.2367491166078">
                <text:p>56.2367491166078</text:p>
              </table:table-cell>
              <table:table-cell office:value-type="float" office:value="51.2632508833922">
                <text:p>51.2632508833922</text:p>
              </table:table-cell>
            </table:table-row>
            <table:table-row>
              <table:table-cell office:value-type="string">
                <text:p>gemma atheist</text:p>
                <draw:g>
                  <svg:desc>answerers_vs_graders.A3:answerers_vs_graders.A3</svg:desc>
                </draw:g>
              </table:table-cell>
              <table:table-cell office:value-type="float" office:value="81.0865724381626">
                <text:p>81.0865724381626</text:p>
                <draw:g>
                  <svg:desc>answerers_vs_graders.B3:answerers_vs_graders.I3</svg:desc>
                </draw:g>
              </table:table-cell>
              <table:table-cell office:value-type="float" office:value="68.1872791519435">
                <text:p>68.1872791519435</text:p>
              </table:table-cell>
              <table:table-cell office:value-type="float" office:value="74.5689045936396">
                <text:p>74.5689045936396</text:p>
              </table:table-cell>
              <table:table-cell office:value-type="float" office:value="74.5671378091873">
                <text:p>74.5671378091873</text:p>
              </table:table-cell>
              <table:table-cell office:value-type="float" office:value="75.1537102473498">
                <text:p>75.1537102473498</text:p>
              </table:table-cell>
              <table:table-cell office:value-type="float" office:value="75.1731448763251">
                <text:p>75.1731448763251</text:p>
              </table:table-cell>
              <table:table-cell office:value-type="float" office:value="60.6890459363958">
                <text:p>60.6890459363958</text:p>
              </table:table-cell>
              <table:table-cell office:value-type="float" office:value="56.5724381625442">
                <text:p>56.5724381625442</text:p>
              </table:table-cell>
            </table:table-row>
            <table:table-row>
              <table:table-cell office:value-type="string">
                <text:p>gemma Politician</text:p>
                <draw:g>
                  <svg:desc>answerers_vs_graders.A4:answerers_vs_graders.A4</svg:desc>
                </draw:g>
              </table:table-cell>
              <table:table-cell office:value-type="float" office:value="79.8763250883392">
                <text:p>79.8763250883392</text:p>
                <draw:g>
                  <svg:desc>answerers_vs_graders.B4:answerers_vs_graders.I4</svg:desc>
                </draw:g>
              </table:table-cell>
              <table:table-cell office:value-type="float" office:value="70.1448763250883">
                <text:p>70.1448763250883</text:p>
              </table:table-cell>
              <table:table-cell office:value-type="float" office:value="82.6024734982332">
                <text:p>82.6024734982332</text:p>
              </table:table-cell>
              <table:table-cell office:value-type="float" office:value="82.7491166077739">
                <text:p>82.7491166077739</text:p>
              </table:table-cell>
              <table:table-cell office:value-type="float" office:value="82.0724381625442">
                <text:p>82.0724381625442</text:p>
              </table:table-cell>
              <table:table-cell office:value-type="float" office:value="82.3957597173145">
                <text:p>82.3957597173145</text:p>
              </table:table-cell>
              <table:table-cell office:value-type="float" office:value="50.0123674911661">
                <text:p>50.0123674911661</text:p>
              </table:table-cell>
              <table:table-cell office:value-type="float" office:value="51.5812720848057">
                <text:p>51.5812720848057</text:p>
              </table:table-cell>
            </table:table-row>
            <table:table-row>
              <table:table-cell office:value-type="string">
                <text:p>GPT 3.5 Imam</text:p>
                <draw:g>
                  <svg:desc>answerers_vs_graders.A5:answerers_vs_graders.A5</svg:desc>
                </draw:g>
              </table:table-cell>
              <table:table-cell office:value-type="float" office:value="79.3374558303887">
                <text:p>79.3374558303887</text:p>
                <draw:g>
                  <svg:desc>answerers_vs_graders.B5:answerers_vs_graders.I5</svg:desc>
                </draw:g>
              </table:table-cell>
              <table:table-cell office:value-type="float" office:value="74.3250883392226">
                <text:p>74.3250883392226</text:p>
              </table:table-cell>
              <table:table-cell office:value-type="float" office:value="79.6625441696113">
                <text:p>79.6625441696113</text:p>
              </table:table-cell>
              <table:table-cell office:value-type="float" office:value="80.2137809187279">
                <text:p>80.2137809187279</text:p>
              </table:table-cell>
              <table:table-cell office:value-type="float" office:value="79.226148409894">
                <text:p>79.226148409894</text:p>
              </table:table-cell>
              <table:table-cell office:value-type="float" office:value="80">
                <text:p>80</text:p>
              </table:table-cell>
              <table:table-cell office:value-type="float" office:value="63.1678445229682">
                <text:p>63.1678445229682</text:p>
              </table:table-cell>
              <table:table-cell office:value-type="float" office:value="58.7014134275618">
                <text:p>58.7014134275618</text:p>
              </table:table-cell>
            </table:table-row>
            <table:table-row>
              <table:table-cell office:value-type="string">
                <text:p>mistral 1.75 vectored</text:p>
                <draw:g>
                  <svg:desc>answerers_vs_graders.A6:answerers_vs_graders.A6</svg:desc>
                </draw:g>
              </table:table-cell>
              <table:table-cell office:value-type="float" office:value="82.4204946996466">
                <text:p>82.4204946996466</text:p>
                <draw:g>
                  <svg:desc>answerers_vs_graders.B6:answerers_vs_graders.I6</svg:desc>
                </draw:g>
              </table:table-cell>
              <table:table-cell office:value-type="float" office:value="72.9575971731449">
                <text:p>72.9575971731449</text:p>
              </table:table-cell>
              <table:table-cell office:value-type="float" office:value="78.886925795053">
                <text:p>78.886925795053</text:p>
              </table:table-cell>
              <table:table-cell office:value-type="float" office:value="79.1254416961131">
                <text:p>79.1254416961131</text:p>
              </table:table-cell>
              <table:table-cell office:value-type="float" office:value="78.6590106007067">
                <text:p>78.6590106007067</text:p>
              </table:table-cell>
              <table:table-cell office:value-type="float" office:value="78.5724381625442">
                <text:p>78.5724381625442</text:p>
              </table:table-cell>
              <table:table-cell office:value-type="float" office:value="65.4558303886926">
                <text:p>65.4558303886926</text:p>
              </table:table-cell>
              <table:table-cell office:value-type="float" office:value="64.1431095406361">
                <text:p>64.1431095406361</text:p>
              </table:table-cell>
            </table:table-row>
            <table:table-row>
              <table:table-cell office:value-type="string">
                <text:p>llama atheist</text:p>
                <draw:g>
                  <svg:desc>answerers_vs_graders.A7:answerers_vs_graders.A7</svg:desc>
                </draw:g>
              </table:table-cell>
              <table:table-cell office:value-type="float" office:value="85.6890459363958">
                <text:p>85.6890459363958</text:p>
                <draw:g>
                  <svg:desc>answerers_vs_graders.B7:answerers_vs_graders.I7</svg:desc>
                </draw:g>
              </table:table-cell>
              <table:table-cell office:value-type="float" office:value="78.3498233215548">
                <text:p>78.3498233215548</text:p>
              </table:table-cell>
              <table:table-cell office:value-type="float" office:value="71.8162544169611">
                <text:p>71.8162544169611</text:p>
              </table:table-cell>
              <table:table-cell office:value-type="float" office:value="73.0406360424028">
                <text:p>73.0406360424028</text:p>
              </table:table-cell>
              <table:table-cell office:value-type="float" office:value="71.7385159010601">
                <text:p>71.7385159010601</text:p>
              </table:table-cell>
              <table:table-cell office:value-type="float" office:value="72.1855123674912">
                <text:p>72.1855123674912</text:p>
              </table:table-cell>
              <table:table-cell office:value-type="float" office:value="59.2791519434629">
                <text:p>59.2791519434629</text:p>
              </table:table-cell>
              <table:table-cell office:value-type="float" office:value="57.4646643109541">
                <text:p>57.4646643109541</text:p>
              </table:table-cell>
            </table:table-row>
            <table:table-row>
              <table:table-cell office:value-type="string">
                <text:p>mistral Imam</text:p>
                <draw:g>
                  <svg:desc>answerers_vs_graders.A8:answerers_vs_graders.A8</svg:desc>
                </draw:g>
              </table:table-cell>
              <table:table-cell office:value-type="float" office:value="83.6749116607774">
                <text:p>83.6749116607774</text:p>
                <draw:g>
                  <svg:desc>answerers_vs_graders.B8:answerers_vs_graders.I8</svg:desc>
                </draw:g>
              </table:table-cell>
              <table:table-cell office:value-type="float" office:value="76.5265017667845">
                <text:p>76.5265017667845</text:p>
              </table:table-cell>
              <table:table-cell office:value-type="float" office:value="81.2650176678445">
                <text:p>81.2650176678445</text:p>
              </table:table-cell>
              <table:table-cell office:value-type="float" office:value="80.2950530035336">
                <text:p>80.2950530035336</text:p>
              </table:table-cell>
              <table:table-cell office:value-type="float" office:value="80.7650176678445">
                <text:p>80.7650176678445</text:p>
              </table:table-cell>
              <table:table-cell office:value-type="float" office:value="81.2597173144876">
                <text:p>81.2597173144876</text:p>
              </table:table-cell>
              <table:table-cell office:value-type="float" office:value="64.9717314487633">
                <text:p>64.9717314487633</text:p>
              </table:table-cell>
              <table:table-cell office:value-type="float" office:value="61.8462897526502">
                <text:p>61.8462897526502</text:p>
              </table:table-cell>
            </table:table-row>
            <table:table-row>
              <table:table-cell office:value-type="string">
                <text:p>llama Imam</text:p>
                <draw:g>
                  <svg:desc>answerers_vs_graders.A9:answerers_vs_graders.A9</svg:desc>
                </draw:g>
              </table:table-cell>
              <table:table-cell office:value-type="float" office:value="84.5229681978799">
                <text:p>84.5229681978799</text:p>
                <draw:g>
                  <svg:desc>answerers_vs_graders.B9:answerers_vs_graders.I9</svg:desc>
                </draw:g>
              </table:table-cell>
              <table:table-cell office:value-type="float" office:value="79.4929328621908">
                <text:p>79.4929328621908</text:p>
              </table:table-cell>
              <table:table-cell office:value-type="float" office:value="77.9558303886926">
                <text:p>77.9558303886926</text:p>
              </table:table-cell>
              <table:table-cell office:value-type="float" office:value="78.5318021201413">
                <text:p>78.5318021201413</text:p>
              </table:table-cell>
              <table:table-cell office:value-type="float" office:value="78.5247349823322">
                <text:p>78.5247349823322</text:p>
              </table:table-cell>
              <table:table-cell office:value-type="float" office:value="77.821554770318">
                <text:p>77.821554770318</text:p>
              </table:table-cell>
              <table:table-cell office:value-type="float" office:value="59.1395759717314">
                <text:p>59.1395759717314</text:p>
              </table:table-cell>
              <table:table-cell office:value-type="float" office:value="55.5742049469965">
                <text:p>55.5742049469965</text:p>
              </table:table-cell>
            </table:table-row>
            <table:table-row>
              <table:table-cell office:value-type="string">
                <text:p>GPT 3.5 Politician</text:p>
                <draw:g>
                  <svg:desc>answerers_vs_graders.A10:answerers_vs_graders.A10</svg:desc>
                </draw:g>
              </table:table-cell>
              <table:table-cell office:value-type="float" office:value="82.0494699646643">
                <text:p>82.0494699646643</text:p>
                <draw:g>
                  <svg:desc>answerers_vs_graders.B10:answerers_vs_graders.I10</svg:desc>
                </draw:g>
              </table:table-cell>
              <table:table-cell office:value-type="float" office:value="76.7826855123675">
                <text:p>76.7826855123675</text:p>
              </table:table-cell>
              <table:table-cell office:value-type="float" office:value="85.0971731448763">
                <text:p>85.0971731448763</text:p>
              </table:table-cell>
              <table:table-cell office:value-type="float" office:value="84.791519434629">
                <text:p>84.791519434629</text:p>
              </table:table-cell>
              <table:table-cell office:value-type="float" office:value="85.0724381625442">
                <text:p>85.0724381625442</text:p>
              </table:table-cell>
              <table:table-cell office:value-type="float" office:value="85.1448763250883">
                <text:p>85.1448763250883</text:p>
              </table:table-cell>
              <table:table-cell office:value-type="float" office:value="65.8233215547703">
                <text:p>65.8233215547703</text:p>
              </table:table-cell>
              <table:table-cell office:value-type="float" office:value="68.0742049469965">
                <text:p>68.0742049469965</text:p>
              </table:table-cell>
            </table:table-row>
            <table:table-row>
              <table:table-cell office:value-type="string">
                <text:p>GPT 3.5 Atheist</text:p>
                <draw:g>
                  <svg:desc>answerers_vs_graders.A11:answerers_vs_graders.A11</svg:desc>
                </draw:g>
              </table:table-cell>
              <table:table-cell office:value-type="float" office:value="83.5159010600707">
                <text:p>83.5159010600707</text:p>
                <draw:g>
                  <svg:desc>answerers_vs_graders.B11:answerers_vs_graders.I11</svg:desc>
                </draw:g>
              </table:table-cell>
              <table:table-cell office:value-type="float" office:value="78.2667844522968">
                <text:p>78.2667844522968</text:p>
              </table:table-cell>
              <table:table-cell office:value-type="float" office:value="81.6254416961131">
                <text:p>81.6254416961131</text:p>
              </table:table-cell>
              <table:table-cell office:value-type="float" office:value="82.0795053003534">
                <text:p>82.0795053003534</text:p>
              </table:table-cell>
              <table:table-cell office:value-type="float" office:value="82.1925795053004">
                <text:p>82.1925795053004</text:p>
              </table:table-cell>
              <table:table-cell office:value-type="float" office:value="82.1872791519435">
                <text:p>82.1872791519435</text:p>
              </table:table-cell>
              <table:table-cell office:value-type="float" office:value="73.839222614841">
                <text:p>73.839222614841</text:p>
              </table:table-cell>
              <table:table-cell office:value-type="float" office:value="72.1819787985866">
                <text:p>72.1819787985866</text:p>
              </table:table-cell>
            </table:table-row>
            <table:table-row>
              <table:table-cell office:value-type="string">
                <text:p>llama Politician</text:p>
                <draw:g>
                  <svg:desc>answerers_vs_graders.A12:answerers_vs_graders.A12</svg:desc>
                </draw:g>
              </table:table-cell>
              <table:table-cell office:value-type="float" office:value="86.2367491166078">
                <text:p>86.2367491166078</text:p>
                <draw:g>
                  <svg:desc>answerers_vs_graders.B12:answerers_vs_graders.I12</svg:desc>
                </draw:g>
              </table:table-cell>
              <table:table-cell office:value-type="float" office:value="82.178445229682">
                <text:p>82.178445229682</text:p>
              </table:table-cell>
              <table:table-cell office:value-type="float" office:value="78.7349823321555">
                <text:p>78.7349823321555</text:p>
              </table:table-cell>
              <table:table-cell office:value-type="float" office:value="78.9893992932862">
                <text:p>78.9893992932862</text:p>
              </table:table-cell>
              <table:table-cell office:value-type="float" office:value="78.0883392226148">
                <text:p>78.0883392226148</text:p>
              </table:table-cell>
              <table:table-cell office:value-type="float" office:value="78.4593639575972">
                <text:p>78.4593639575972</text:p>
              </table:table-cell>
              <table:table-cell office:value-type="float" office:value="61.226148409894">
                <text:p>61.226148409894</text:p>
              </table:table-cell>
              <table:table-cell office:value-type="float" office:value="61.4752650176678">
                <text:p>61.4752650176678</text:p>
              </table:table-cell>
            </table:table-row>
            <table:table-row>
              <table:table-cell office:value-type="string">
                <text:p>gpt-4o-mini Imam</text:p>
                <draw:g>
                  <svg:desc>answerers_vs_graders.A13:answerers_vs_graders.A13</svg:desc>
                </draw:g>
              </table:table-cell>
              <table:table-cell office:value-type="float" office:value="85.2031802120141">
                <text:p>85.2031802120141</text:p>
                <draw:g>
                  <svg:desc>answerers_vs_graders.B13:answerers_vs_graders.I13</svg:desc>
                </draw:g>
              </table:table-cell>
              <table:table-cell office:value-type="float" office:value="80.9558303886926">
                <text:p>80.9558303886926</text:p>
              </table:table-cell>
              <table:table-cell office:value-type="float" office:value="85.9611307420495">
                <text:p>85.9611307420495</text:p>
              </table:table-cell>
              <table:table-cell office:value-type="float" office:value="86.1749116607774">
                <text:p>86.1749116607774</text:p>
              </table:table-cell>
              <table:table-cell office:value-type="float" office:value="85.773851590106">
                <text:p>85.773851590106</text:p>
              </table:table-cell>
              <table:table-cell office:value-type="float" office:value="85.6148409893993">
                <text:p>85.6148409893993</text:p>
              </table:table-cell>
              <table:table-cell office:value-type="float" office:value="72.773851590106">
                <text:p>72.773851590106</text:p>
              </table:table-cell>
              <table:table-cell office:value-type="float" office:value="69.9858657243816">
                <text:p>69.9858657243816</text:p>
              </table:table-cell>
            </table:table-row>
            <table:table-row>
              <table:table-cell office:value-type="string">
                <text:p>mistral Politician</text:p>
                <draw:g>
                  <svg:desc>answerers_vs_graders.A14:answerers_vs_graders.A14</svg:desc>
                </draw:g>
              </table:table-cell>
              <table:table-cell office:value-type="float" office:value="85.0353356890459">
                <text:p>85.0353356890459</text:p>
                <draw:g>
                  <svg:desc>answerers_vs_graders.B14:answerers_vs_graders.I14</svg:desc>
                </draw:g>
              </table:table-cell>
              <table:table-cell office:value-type="float" office:value="81.3286219081272">
                <text:p>81.3286219081272</text:p>
              </table:table-cell>
              <table:table-cell office:value-type="float" office:value="86.2773851590106">
                <text:p>86.2773851590106</text:p>
              </table:table-cell>
              <table:table-cell office:value-type="float" office:value="86.4434628975265">
                <text:p>86.4434628975265</text:p>
              </table:table-cell>
              <table:table-cell office:value-type="float" office:value="86.2773851590106">
                <text:p>86.2773851590106</text:p>
              </table:table-cell>
              <table:table-cell office:value-type="float" office:value="86.2985865724382">
                <text:p>86.2985865724382</text:p>
              </table:table-cell>
              <table:table-cell office:value-type="float" office:value="72.36925795053">
                <text:p>72.36925795053</text:p>
              </table:table-cell>
              <table:table-cell office:value-type="float" office:value="71.5742049469965">
                <text:p>71.5742049469965</text:p>
              </table:table-cell>
            </table:table-row>
            <table:table-row>
              <table:table-cell office:value-type="string">
                <text:p>mistral atheist</text:p>
                <draw:g>
                  <svg:desc>answerers_vs_graders.A15:answerers_vs_graders.A15</svg:desc>
                </draw:g>
              </table:table-cell>
              <table:table-cell office:value-type="float" office:value="85.5742049469965">
                <text:p>85.5742049469965</text:p>
                <draw:g>
                  <svg:desc>answerers_vs_graders.B15:answerers_vs_graders.I15</svg:desc>
                </draw:g>
              </table:table-cell>
              <table:table-cell office:value-type="float" office:value="80.4505300353357">
                <text:p>80.4505300353357</text:p>
              </table:table-cell>
              <table:table-cell office:value-type="float" office:value="86.3109540636042">
                <text:p>86.3109540636042</text:p>
              </table:table-cell>
              <table:table-cell office:value-type="float" office:value="86.5265017667845">
                <text:p>86.5265017667845</text:p>
              </table:table-cell>
              <table:table-cell office:value-type="float" office:value="86.3233215547703">
                <text:p>86.3233215547703</text:p>
              </table:table-cell>
              <table:table-cell office:value-type="float" office:value="86.3427561837456">
                <text:p>86.3427561837456</text:p>
              </table:table-cell>
              <table:table-cell office:value-type="float" office:value="78.9081272084806">
                <text:p>78.9081272084806</text:p>
              </table:table-cell>
              <table:table-cell office:value-type="float" office:value="75.9452296819788">
                <text:p>75.9452296819788</text:p>
              </table:table-cell>
            </table:table-row>
            <table:table-row>
              <table:table-cell office:value-type="string">
                <text:p>gpt-4o-mini Politician</text:p>
                <draw:g>
                  <svg:desc>answerers_vs_graders.A16:answerers_vs_graders.A16</svg:desc>
                </draw:g>
              </table:table-cell>
              <table:table-cell office:value-type="float" office:value="85.7597173144876">
                <text:p>85.7597173144876</text:p>
                <draw:g>
                  <svg:desc>answerers_vs_graders.B16:answerers_vs_graders.I16</svg:desc>
                </draw:g>
              </table:table-cell>
              <table:table-cell office:value-type="float" office:value="82.4134275618375">
                <text:p>82.4134275618375</text:p>
              </table:table-cell>
              <table:table-cell office:value-type="float" office:value="89.4363957597173">
                <text:p>89.4363957597173</text:p>
              </table:table-cell>
              <table:table-cell office:value-type="float" office:value="89.5088339222615">
                <text:p>89.5088339222615</text:p>
              </table:table-cell>
              <table:table-cell office:value-type="float" office:value="89.2685512367491">
                <text:p>89.2685512367491</text:p>
              </table:table-cell>
              <table:table-cell office:value-type="float" office:value="89.4469964664311">
                <text:p>89.4469964664311</text:p>
              </table:table-cell>
              <table:table-cell office:value-type="float" office:value="83.3816254416961">
                <text:p>83.3816254416961</text:p>
              </table:table-cell>
              <table:table-cell office:value-type="float" office:value="79.6413427561838">
                <text:p>79.6413427561838</text:p>
              </table:table-cell>
            </table:table-row>
            <table:table-row>
              <table:table-cell office:value-type="string">
                <text:p>gemma Bible Translator</text:p>
                <draw:g>
                  <svg:desc>answerers_vs_graders.A17:answerers_vs_graders.A17</svg:desc>
                </draw:g>
              </table:table-cell>
              <table:table-cell office:value-type="float" office:value="87.7208480565371">
                <text:p>87.7208480565371</text:p>
                <draw:g>
                  <svg:desc>answerers_vs_graders.B17:answerers_vs_graders.I17</svg:desc>
                </draw:g>
              </table:table-cell>
              <table:table-cell office:value-type="float" office:value="80.1201413427562">
                <text:p>80.1201413427562</text:p>
              </table:table-cell>
              <table:table-cell office:value-type="float" office:value="91.3109540636042">
                <text:p>91.3109540636042</text:p>
              </table:table-cell>
              <table:table-cell office:value-type="float" office:value="91.5300353356891">
                <text:p>91.5300353356891</text:p>
              </table:table-cell>
              <table:table-cell office:value-type="float" office:value="91.517667844523">
                <text:p>91.517667844523</text:p>
              </table:table-cell>
              <table:table-cell office:value-type="float" office:value="91.3374558303887">
                <text:p>91.3374558303887</text:p>
              </table:table-cell>
              <table:table-cell office:value-type="float" office:value="87.6978798586573">
                <text:p>87.6978798586573</text:p>
              </table:table-cell>
              <table:table-cell office:value-type="float" office:value="81.678445229682">
                <text:p>81.678445229682</text:p>
              </table:table-cell>
            </table:table-row>
            <table:table-row>
              <table:table-cell office:value-type="string">
                <text:p>gpt-4o-mini Atheist</text:p>
                <draw:g>
                  <svg:desc>answerers_vs_graders.A18:answerers_vs_graders.A18</svg:desc>
                </draw:g>
              </table:table-cell>
              <table:table-cell office:value-type="float" office:value="86.5371024734982">
                <text:p>86.5371024734982</text:p>
                <draw:g>
                  <svg:desc>answerers_vs_graders.B18:answerers_vs_graders.I18</svg:desc>
                </draw:g>
              </table:table-cell>
              <table:table-cell office:value-type="float" office:value="82.8886925795053">
                <text:p>82.8886925795053</text:p>
              </table:table-cell>
              <table:table-cell office:value-type="float" office:value="90.7508833922261">
                <text:p>90.7508833922261</text:p>
              </table:table-cell>
              <table:table-cell office:value-type="float" office:value="90.5724381625442">
                <text:p>90.5724381625442</text:p>
              </table:table-cell>
              <table:table-cell office:value-type="float" office:value="90.8127208480565">
                <text:p>90.8127208480565</text:p>
              </table:table-cell>
              <table:table-cell office:value-type="float" office:value="90.5530035335689">
                <text:p>90.5530035335689</text:p>
              </table:table-cell>
              <table:table-cell office:value-type="float" office:value="85.2155477031802">
                <text:p>85.2155477031802</text:p>
              </table:table-cell>
              <table:table-cell office:value-type="float" office:value="81.2897526501767">
                <text:p>81.2897526501767</text:p>
              </table:table-cell>
            </table:table-row>
            <table:table-row>
              <table:table-cell office:value-type="string">
                <text:p>GPT 3.5 Bible Translator</text:p>
                <draw:g>
                  <svg:desc>answerers_vs_graders.A19:answerers_vs_graders.A19</svg:desc>
                </draw:g>
              </table:table-cell>
              <table:table-cell office:value-type="float" office:value="86.5812720848057">
                <text:p>86.5812720848057</text:p>
                <draw:g>
                  <svg:desc>answerers_vs_graders.B19:answerers_vs_graders.I19</svg:desc>
                </draw:g>
              </table:table-cell>
              <table:table-cell office:value-type="float" office:value="83.6007067137809">
                <text:p>83.6007067137809</text:p>
              </table:table-cell>
              <table:table-cell office:value-type="float" office:value="91.839222614841">
                <text:p>91.839222614841</text:p>
              </table:table-cell>
              <table:table-cell office:value-type="float" office:value="91.8621908127209">
                <text:p>91.8621908127209</text:p>
              </table:table-cell>
              <table:table-cell office:value-type="float" office:value="91.8515901060071">
                <text:p>91.8515901060071</text:p>
              </table:table-cell>
              <table:table-cell office:value-type="float" office:value="91.7685512367491">
                <text:p>91.7685512367491</text:p>
              </table:table-cell>
              <table:table-cell office:value-type="float" office:value="89.7031802120141">
                <text:p>89.7031802120141</text:p>
              </table:table-cell>
              <table:table-cell office:value-type="float" office:value="85.0936395759717">
                <text:p>85.0936395759717</text:p>
              </table:table-cell>
            </table:table-row>
            <table:table-row>
              <table:table-cell office:value-type="string">
                <text:p>mistral Bible Translator</text:p>
                <draw:g>
                  <svg:desc>answerers_vs_graders.A20:answerers_vs_graders.A20</svg:desc>
                </draw:g>
              </table:table-cell>
              <table:table-cell office:value-type="float" office:value="87.2968197879859">
                <text:p>87.2968197879859</text:p>
                <draw:g>
                  <svg:desc>answerers_vs_graders.B20:answerers_vs_graders.I20</svg:desc>
                </draw:g>
              </table:table-cell>
              <table:table-cell office:value-type="float" office:value="83.7296819787986">
                <text:p>83.7296819787986</text:p>
              </table:table-cell>
              <table:table-cell office:value-type="float" office:value="91.3109540636042">
                <text:p>91.3109540636042</text:p>
              </table:table-cell>
              <table:table-cell office:value-type="float" office:value="91.547703180212">
                <text:p>91.547703180212</text:p>
              </table:table-cell>
              <table:table-cell office:value-type="float" office:value="91.5141342756184">
                <text:p>91.5141342756184</text:p>
              </table:table-cell>
              <table:table-cell office:value-type="float" office:value="91.660777385159">
                <text:p>91.660777385159</text:p>
              </table:table-cell>
              <table:table-cell office:value-type="float" office:value="89.9028268551237">
                <text:p>89.9028268551237</text:p>
              </table:table-cell>
              <table:table-cell office:value-type="float" office:value="84.8321554770318">
                <text:p>84.8321554770318</text:p>
              </table:table-cell>
            </table:table-row>
            <table:table-row>
              <table:table-cell office:value-type="string">
                <text:p>gpt-4o-mini Bible Translator</text:p>
                <draw:g>
                  <svg:desc>answerers_vs_graders.A21:answerers_vs_graders.A21</svg:desc>
                </draw:g>
              </table:table-cell>
              <table:table-cell office:value-type="float" office:value="88.3833922261484">
                <text:p>88.3833922261484</text:p>
                <draw:g>
                  <svg:desc>answerers_vs_graders.B21:answerers_vs_graders.I21</svg:desc>
                </draw:g>
              </table:table-cell>
              <table:table-cell office:value-type="float" office:value="86.3003533568905">
                <text:p>86.3003533568905</text:p>
              </table:table-cell>
              <table:table-cell office:value-type="float" office:value="93.0441696113074">
                <text:p>93.0441696113074</text:p>
              </table:table-cell>
              <table:table-cell office:value-type="float" office:value="93.0812720848057">
                <text:p>93.0812720848057</text:p>
              </table:table-cell>
              <table:table-cell office:value-type="float" office:value="93.0848056537103">
                <text:p>93.0848056537103</text:p>
              </table:table-cell>
              <table:table-cell office:value-type="float" office:value="93.1713780918728">
                <text:p>93.1713780918728</text:p>
              </table:table-cell>
              <table:table-cell office:value-type="float" office:value="91.0424028268551">
                <text:p>91.0424028268551</text:p>
              </table:table-cell>
              <table:table-cell office:value-type="float" office:value="86.1660777385159">
                <text:p>86.1660777385159</text:p>
              </table:table-cell>
            </table:table-row>
            <table:table-row>
              <table:table-cell office:value-type="string">
                <text:p>llama Bible Translator</text:p>
                <draw:g>
                  <svg:desc>answerers_vs_graders.A22:answerers_vs_graders.A22</svg:desc>
                </draw:g>
              </table:table-cell>
              <table:table-cell office:value-type="float" office:value="90.4505300353357">
                <text:p>90.4505300353357</text:p>
                <draw:g>
                  <svg:desc>answerers_vs_graders.B22:answerers_vs_graders.I22</svg:desc>
                </draw:g>
              </table:table-cell>
              <table:table-cell office:value-type="float" office:value="88.0388692579505">
                <text:p>88.0388692579505</text:p>
              </table:table-cell>
              <table:table-cell office:value-type="float" office:value="92.3992932862191">
                <text:p>92.3992932862191</text:p>
              </table:table-cell>
              <table:table-cell office:value-type="float" office:value="92.3957597173145">
                <text:p>92.3957597173145</text:p>
              </table:table-cell>
              <table:table-cell office:value-type="float" office:value="92.4575971731449">
                <text:p>92.4575971731449</text:p>
              </table:table-cell>
              <table:table-cell office:value-type="float" office:value="92.3727915194346">
                <text:p>92.3727915194346</text:p>
              </table:table-cell>
              <table:table-cell office:value-type="float" office:value="90.1678445229682">
                <text:p>90.1678445229682</text:p>
              </table:table-cell>
              <table:table-cell office:value-type="float" office:value="84.4611307420495">
                <text:p>84.4611307420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613cm" svg:height="19.318cm" xlink:href=".." xlink:type="simple" chart:class="chart:line" chart:style-name="ch1">
        <chart:legend chart:legend-position="end" svg:x="31.311cm" svg:y="8.862cm" style:legend-expansion="high" chart:style-name="ch2"/>
        <chart:plot-area chart:style-name="ch3" table:cell-range-address="answerers_vs_graders.P1:answerers_vs_graders.S22" chart:data-source-has-labels="both" svg:x="0.692cm" svg:y="0.386cm" svg:width="29.927cm" svg:height="18.546cm">
          <chart:coordinate-region svg:x="2.312cm" svg:y="0.585cm" svg:width="28.167cm" svg:height="14.841cm"/>
          <chart:axis chart:dimension="x" chart:name="primary-x" chart:style-name="ch4" chartooo:axis-type="auto">
            <chartooo:date-scale/>
            <chart:categories table:cell-range-address="answerers_vs_graders.P2:answerers_vs_graders.P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swerers_vs_graders.Q2:answerers_vs_graders.Q22" chart:label-cell-address="answerers_vs_graders.Q1:answerers_vs_graders.Q1" chart:class="chart:line">
            <chart:data-point chart:repeated="21"/>
          </chart:series>
          <chart:series chart:style-name="ch8" chart:values-cell-range-address="answerers_vs_graders.R2:answerers_vs_graders.R22" chart:label-cell-address="answerers_vs_graders.R1:answerers_vs_graders.R1" chart:class="chart:line">
            <chart:data-point chart:repeated="21"/>
          </chart:series>
          <chart:series chart:style-name="ch9" chart:values-cell-range-address="answerers_vs_graders.S2:answerers_vs_graders.S22" chart:label-cell-address="answerers_vs_graders.S1:answerers_vs_graders.S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_ai_avg</text:p>
                <draw:g>
                  <svg:desc>answerers_vs_graders.Q1:answerers_vs_graders.Q1</svg:desc>
                </draw:g>
              </table:table-cell>
              <table:table-cell office:value-type="string">
                <text:p>lamma</text:p>
                <draw:g>
                  <svg:desc>answerers_vs_graders.R1:answerers_vs_graders.R1</svg:desc>
                </draw:g>
              </table:table-cell>
              <table:table-cell office:value-type="string">
                <text:p>gemma</text:p>
                <draw:g>
                  <svg:desc>answerers_vs_graders.S1:answerers_vs_graders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a Imam</text:p>
                <draw:g>
                  <svg:desc>answerers_vs_graders.P2:answerers_vs_graders.P22</svg:desc>
                </draw:g>
              </table:table-cell>
              <table:table-cell office:value-type="float" office:value="69.1978798586573">
                <text:p>69.1978798586573</text:p>
                <draw:g>
                  <svg:desc>answerers_vs_graders.Q2:answerers_vs_graders.Q22</svg:desc>
                </draw:g>
              </table:table-cell>
              <table:table-cell office:value-type="float" office:value="67.1448763250883">
                <text:p>67.1448763250883</text:p>
                <draw:g>
                  <svg:desc>answerers_vs_graders.R2:answerers_vs_graders.R22</svg:desc>
                </draw:g>
              </table:table-cell>
              <table:table-cell office:value-type="float" office:value="78.0123674911661">
                <text:p>78.0123674911661</text:p>
                <draw:g>
                  <svg:desc>answerers_vs_graders.S2:answerers_vs_graders.S22</svg:desc>
                </draw:g>
              </table:table-cell>
            </table:table-row>
            <table:table-row>
              <table:table-cell office:value-type="string">
                <text:p>gemma atheist</text:p>
              </table:table-cell>
              <table:table-cell office:value-type="float" office:value="69.4540636042403">
                <text:p>69.4540636042403</text:p>
              </table:table-cell>
              <table:table-cell office:value-type="float" office:value="68.1872791519435">
                <text:p>68.1872791519435</text:p>
              </table:table-cell>
              <table:table-cell office:value-type="float" office:value="81.0865724381626">
                <text:p>81.0865724381626</text:p>
              </table:table-cell>
            </table:table-row>
            <table:table-row>
              <table:table-cell office:value-type="string">
                <text:p>gemma Politician</text:p>
              </table:table-cell>
              <table:table-cell office:value-type="float" office:value="71.9022379269729">
                <text:p>71.9022379269729</text:p>
              </table:table-cell>
              <table:table-cell office:value-type="float" office:value="70.1448763250883">
                <text:p>70.1448763250883</text:p>
              </table:table-cell>
              <table:table-cell office:value-type="float" office:value="79.8763250883392">
                <text:p>79.8763250883392</text:p>
              </table:table-cell>
            </table:table-row>
            <table:table-row>
              <table:table-cell office:value-type="string">
                <text:p>GPT 3.5 Imam</text:p>
              </table:table-cell>
              <table:table-cell office:value-type="float" office:value="73.4952885747939">
                <text:p>73.4952885747939</text:p>
              </table:table-cell>
              <table:table-cell office:value-type="float" office:value="74.3250883392226">
                <text:p>74.3250883392226</text:p>
              </table:table-cell>
              <table:table-cell office:value-type="float" office:value="79.3374558303887">
                <text:p>79.3374558303887</text:p>
              </table:table-cell>
            </table:table-row>
            <table:table-row>
              <table:table-cell office:value-type="string">
                <text:p>mistral 1.75 vectored</text:p>
              </table:table-cell>
              <table:table-cell office:value-type="float" office:value="74.1404593639576">
                <text:p>74.1404593639576</text:p>
              </table:table-cell>
              <table:table-cell office:value-type="float" office:value="72.9575971731449">
                <text:p>72.9575971731449</text:p>
              </table:table-cell>
              <table:table-cell office:value-type="float" office:value="82.4204946996466">
                <text:p>82.4204946996466</text:p>
              </table:table-cell>
            </table:table-row>
            <table:table-row>
              <table:table-cell office:value-type="string">
                <text:p>llama atheist</text:p>
              </table:table-cell>
              <table:table-cell office:value-type="float" office:value="67.5874558303887">
                <text:p>67.5874558303887</text:p>
              </table:table-cell>
              <table:table-cell office:value-type="float" office:value="78.3498233215548">
                <text:p>78.3498233215548</text:p>
              </table:table-cell>
              <table:table-cell office:value-type="float" office:value="85.6890459363958">
                <text:p>85.6890459363958</text:p>
              </table:table-cell>
            </table:table-row>
            <table:table-row>
              <table:table-cell office:value-type="string">
                <text:p>mistral Imam</text:p>
              </table:table-cell>
              <table:table-cell office:value-type="float" office:value="75.0671378091873">
                <text:p>75.0671378091873</text:p>
              </table:table-cell>
              <table:table-cell office:value-type="float" office:value="76.5265017667845">
                <text:p>76.5265017667845</text:p>
              </table:table-cell>
              <table:table-cell office:value-type="float" office:value="83.6749116607774">
                <text:p>83.6749116607774</text:p>
              </table:table-cell>
            </table:table-row>
            <table:table-row>
              <table:table-cell office:value-type="string">
                <text:p>llama Imam</text:p>
              </table:table-cell>
              <table:table-cell office:value-type="float" office:value="71.2579505300353">
                <text:p>71.2579505300353</text:p>
              </table:table-cell>
              <table:table-cell office:value-type="float" office:value="79.4929328621908">
                <text:p>79.4929328621908</text:p>
              </table:table-cell>
              <table:table-cell office:value-type="float" office:value="84.5229681978799">
                <text:p>84.5229681978799</text:p>
              </table:table-cell>
            </table:table-row>
            <table:table-row>
              <table:table-cell office:value-type="string">
                <text:p>GPT 3.5 Politician</text:p>
              </table:table-cell>
              <table:table-cell office:value-type="float" office:value="79.0005889281508">
                <text:p>79.0005889281508</text:p>
              </table:table-cell>
              <table:table-cell office:value-type="float" office:value="76.7826855123675">
                <text:p>76.7826855123675</text:p>
              </table:table-cell>
              <table:table-cell office:value-type="float" office:value="82.0494699646643">
                <text:p>82.0494699646643</text:p>
              </table:table-cell>
            </table:table-row>
            <table:table-row>
              <table:table-cell office:value-type="string">
                <text:p>GPT 3.5 Atheist</text:p>
              </table:table-cell>
              <table:table-cell office:value-type="float" office:value="79.017667844523">
                <text:p>79.017667844523</text:p>
              </table:table-cell>
              <table:table-cell office:value-type="float" office:value="78.2667844522968">
                <text:p>78.2667844522968</text:p>
              </table:table-cell>
              <table:table-cell office:value-type="float" office:value="83.5159010600707">
                <text:p>83.5159010600707</text:p>
              </table:table-cell>
            </table:table-row>
            <table:table-row>
              <table:table-cell office:value-type="string">
                <text:p>llama Politician</text:p>
              </table:table-cell>
              <table:table-cell office:value-type="float" office:value="72.8289163722026">
                <text:p>72.8289163722026</text:p>
              </table:table-cell>
              <table:table-cell office:value-type="float" office:value="82.178445229682">
                <text:p>82.178445229682</text:p>
              </table:table-cell>
              <table:table-cell office:value-type="float" office:value="86.2367491166078">
                <text:p>86.2367491166078</text:p>
              </table:table-cell>
            </table:table-row>
            <table:table-row>
              <table:table-cell office:value-type="string">
                <text:p>gpt-4o-mini Imam</text:p>
              </table:table-cell>
              <table:table-cell office:value-type="float" office:value="81.0474087161366">
                <text:p>81.0474087161366</text:p>
              </table:table-cell>
              <table:table-cell office:value-type="float" office:value="80.9558303886926">
                <text:p>80.9558303886926</text:p>
              </table:table-cell>
              <table:table-cell office:value-type="float" office:value="85.2031802120141">
                <text:p>85.2031802120141</text:p>
              </table:table-cell>
            </table:table-row>
            <table:table-row>
              <table:table-cell office:value-type="string">
                <text:p>mistral Politician</text:p>
              </table:table-cell>
              <table:table-cell office:value-type="float" office:value="81.5400471142521">
                <text:p>81.5400471142521</text:p>
              </table:table-cell>
              <table:table-cell office:value-type="float" office:value="81.3286219081272">
                <text:p>81.3286219081272</text:p>
              </table:table-cell>
              <table:table-cell office:value-type="float" office:value="85.0353356890459">
                <text:p>85.0353356890459</text:p>
              </table:table-cell>
            </table:table-row>
            <table:table-row>
              <table:table-cell office:value-type="string">
                <text:p>mistral atheist</text:p>
              </table:table-cell>
              <table:table-cell office:value-type="float" office:value="83.3928150765607">
                <text:p>83.3928150765607</text:p>
              </table:table-cell>
              <table:table-cell office:value-type="float" office:value="80.4505300353357">
                <text:p>80.4505300353357</text:p>
              </table:table-cell>
              <table:table-cell office:value-type="float" office:value="85.5742049469965">
                <text:p>85.5742049469965</text:p>
              </table:table-cell>
            </table:table-row>
            <table:table-row>
              <table:table-cell office:value-type="string">
                <text:p>gpt-4o-mini Politician</text:p>
              </table:table-cell>
              <table:table-cell office:value-type="float" office:value="86.7806242638398">
                <text:p>86.7806242638398</text:p>
              </table:table-cell>
              <table:table-cell office:value-type="float" office:value="82.4134275618375">
                <text:p>82.4134275618375</text:p>
              </table:table-cell>
              <table:table-cell office:value-type="float" office:value="85.7597173144876">
                <text:p>85.7597173144876</text:p>
              </table:table-cell>
            </table:table-row>
            <table:table-row>
              <table:table-cell office:value-type="string">
                <text:p>gemma Bible Translator</text:p>
              </table:table-cell>
              <table:table-cell office:value-type="float" office:value="89.1787396937574">
                <text:p>89.1787396937574</text:p>
              </table:table-cell>
              <table:table-cell office:value-type="float" office:value="80.1201413427562">
                <text:p>80.1201413427562</text:p>
              </table:table-cell>
              <table:table-cell office:value-type="float" office:value="87.7208480565371">
                <text:p>87.7208480565371</text:p>
              </table:table-cell>
            </table:table-row>
            <table:table-row>
              <table:table-cell office:value-type="string">
                <text:p>gpt-4o-mini Atheist</text:p>
              </table:table-cell>
              <table:table-cell office:value-type="float" office:value="88.1990577149588">
                <text:p>88.1990577149588</text:p>
              </table:table-cell>
              <table:table-cell office:value-type="float" office:value="82.8886925795053">
                <text:p>82.8886925795053</text:p>
              </table:table-cell>
              <table:table-cell office:value-type="float" office:value="86.5371024734982">
                <text:p>86.5371024734982</text:p>
              </table:table-cell>
            </table:table-row>
            <table:table-row>
              <table:table-cell office:value-type="string">
                <text:p>GPT 3.5 Bible Translator</text:p>
              </table:table-cell>
              <table:table-cell office:value-type="float" office:value="90.353062426384">
                <text:p>90.353062426384</text:p>
              </table:table-cell>
              <table:table-cell office:value-type="float" office:value="83.6007067137809">
                <text:p>83.6007067137809</text:p>
              </table:table-cell>
              <table:table-cell office:value-type="float" office:value="86.5812720848057">
                <text:p>86.5812720848057</text:p>
              </table:table-cell>
            </table:table-row>
            <table:table-row>
              <table:table-cell office:value-type="string">
                <text:p>mistral Bible Translator</text:p>
              </table:table-cell>
              <table:table-cell office:value-type="float" office:value="90.1280918727915">
                <text:p>90.1280918727915</text:p>
              </table:table-cell>
              <table:table-cell office:value-type="float" office:value="83.7296819787986">
                <text:p>83.7296819787986</text:p>
              </table:table-cell>
              <table:table-cell office:value-type="float" office:value="87.2968197879859">
                <text:p>87.2968197879859</text:p>
              </table:table-cell>
            </table:table-row>
            <table:table-row>
              <table:table-cell office:value-type="string">
                <text:p>gpt-4o-mini Bible Translator</text:p>
              </table:table-cell>
              <table:table-cell office:value-type="float" office:value="91.5983510011779">
                <text:p>91.5983510011779</text:p>
              </table:table-cell>
              <table:table-cell office:value-type="float" office:value="86.3003533568905">
                <text:p>86.3003533568905</text:p>
              </table:table-cell>
              <table:table-cell office:value-type="float" office:value="88.3833922261484">
                <text:p>88.3833922261484</text:p>
              </table:table-cell>
            </table:table-row>
            <table:table-row>
              <table:table-cell office:value-type="string">
                <text:p>llama Bible Translator</text:p>
              </table:table-cell>
              <table:table-cell office:value-type="float" office:value="90.7090694935218">
                <text:p>90.7090694935218</text:p>
              </table:table-cell>
              <table:table-cell office:value-type="float" office:value="88.0388692579505">
                <text:p>88.0388692579505</text:p>
              </table:table-cell>
              <table:table-cell office:value-type="float" office:value="90.4505300353357">
                <text:p>90.45053003533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725cm" svg:height="14.903cm" xlink:href=".." xlink:type="simple" chart:class="chart:line" chart:style-name="ch1">
        <chart:title svg:x="12.575cm" svg:y="0.434cm" chart:style-name="ch2">
          <text:p>Favoritism checking between grading</text:p>
        </chart:title>
        <chart:legend chart:legend-position="end" svg:x="26.38cm" svg:y="5.409cm" style:legend-expansion="high" chart:style-name="ch3"/>
        <chart:plot-area chart:style-name="ch4" table:cell-range-address="answerers_vs_graders.A1:answerers_vs_graders.I22" chart:data-source-has-labels="both" svg:x="0.654cm" svg:y="1.511cm" svg:width="25.072cm" svg:height="13.094cm">
          <chart:coordinate-region svg:x="2.274cm" svg:y="1.71cm" svg:width="23.312cm" svg:height="9.389cm"/>
          <chart:axis chart:dimension="x" chart:name="primary-x" chart:style-name="ch5" chartooo:axis-type="auto">
            <chartooo:date-scale/>
            <chart:categories table:cell-range-address="answerers_vs_graders.A2:answerers_vs_graders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swerers_vs_graders.B2:answerers_vs_graders.B22" chart:label-cell-address="answerers_vs_graders.B1:answerers_vs_graders.B1" chart:class="chart:line">
            <chart:data-point chart:repeated="21"/>
          </chart:series>
          <chart:series chart:style-name="ch8" chart:values-cell-range-address="answerers_vs_graders.C2:answerers_vs_graders.C22" chart:label-cell-address="answerers_vs_graders.C1:answerers_vs_graders.C1" chart:class="chart:line">
            <chart:data-point chart:repeated="21"/>
          </chart:series>
          <chart:series chart:style-name="ch9" chart:values-cell-range-address="answerers_vs_graders.D2:answerers_vs_graders.D22" chart:label-cell-address="answerers_vs_graders.D1:answerers_vs_graders.D1" chart:class="chart:line">
            <chart:data-point chart:repeated="21"/>
          </chart:series>
          <chart:series chart:style-name="ch10" chart:values-cell-range-address="answerers_vs_graders.E2:answerers_vs_graders.E22" chart:label-cell-address="answerers_vs_graders.E1:answerers_vs_graders.E1" chart:class="chart:line">
            <chart:data-point chart:repeated="21"/>
          </chart:series>
          <chart:series chart:style-name="ch11" chart:values-cell-range-address="answerers_vs_graders.F2:answerers_vs_graders.F22" chart:label-cell-address="answerers_vs_graders.F1:answerers_vs_graders.F1" chart:class="chart:line">
            <chart:data-point chart:repeated="21"/>
          </chart:series>
          <chart:series chart:style-name="ch12" chart:values-cell-range-address="answerers_vs_graders.G2:answerers_vs_graders.G22" chart:label-cell-address="answerers_vs_graders.G1:answerers_vs_graders.G1" chart:class="chart:line">
            <chart:data-point chart:repeated="21"/>
          </chart:series>
          <chart:series chart:style-name="ch13" chart:values-cell-range-address="answerers_vs_graders.H2:answerers_vs_graders.H22" chart:label-cell-address="answerers_vs_graders.H1:answerers_vs_graders.H1" chart:class="chart:line">
            <chart:data-point chart:repeated="21"/>
          </chart:series>
          <chart:series chart:style-name="ch14" chart:values-cell-range-address="answerers_vs_graders.I2:answerers_vs_graders.I22" chart:label-cell-address="answerers_vs_graders.I1:answerers_vs_graders.I1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lama_gemma_student_teacher</text:p>
                <draw:g>
                  <svg:desc>answerers_vs_graders.B1:answerers_vs_graders.B1</svg:desc>
                </draw:g>
              </table:table-cell>
              <table:table-cell office:value-type="string">
                <text:p>ollama_llama3</text:p>
                <draw:g>
                  <svg:desc>answerers_vs_graders.C1:answerers_vs_graders.C1</svg:desc>
                </draw:g>
              </table:table-cell>
              <table:table-cell office:value-type="string">
                <text:p>openai_gpt-3.5-turbo_1</text:p>
                <draw:g>
                  <svg:desc>answerers_vs_graders.D1:answerers_vs_graders.D1</svg:desc>
                </draw:g>
              </table:table-cell>
              <table:table-cell office:value-type="string">
                <text:p>openai_gpt-3.5-turbo_2</text:p>
                <draw:g>
                  <svg:desc>answerers_vs_graders.E1:answerers_vs_graders.E1</svg:desc>
                </draw:g>
              </table:table-cell>
              <table:table-cell office:value-type="string">
                <text:p>openai_gpt-4o-mini_1</text:p>
                <draw:g>
                  <svg:desc>answerers_vs_graders.F1:answerers_vs_graders.F1</svg:desc>
                </draw:g>
              </table:table-cell>
              <table:table-cell office:value-type="string">
                <text:p>openai_gpt-4o-mini_2</text:p>
                <draw:g>
                  <svg:desc>answerers_vs_graders.G1:answerers_vs_graders.G1</svg:desc>
                </draw:g>
              </table:table-cell>
              <table:table-cell office:value-type="string">
                <text:p>gpt-4o-mini_blind</text:p>
                <draw:g>
                  <svg:desc>answerers_vs_graders.H1:answerers_vs_graders.H1</svg:desc>
                </draw:g>
              </table:table-cell>
              <table:table-cell office:value-type="string">
                <text:p>gpt-4o-mini_student_teacher</text:p>
                <draw:g>
                  <svg:desc>answerers_vs_graders.I1:answerers_vs_grader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a Imam</text:p>
                <draw:g>
                  <svg:desc>answerers_vs_graders.A2:answerers_vs_graders.A22</svg:desc>
                </draw:g>
              </table:table-cell>
              <table:table-cell office:value-type="float" office:value="78.0123674911661">
                <text:p>78.0123674911661</text:p>
                <draw:g>
                  <svg:desc>answerers_vs_graders.B2:answerers_vs_graders.B22</svg:desc>
                </draw:g>
              </table:table-cell>
              <table:table-cell office:value-type="float" office:value="67.1448763250883">
                <text:p>67.1448763250883</text:p>
                <draw:g>
                  <svg:desc>answerers_vs_graders.C2:answerers_vs_graders.C22</svg:desc>
                </draw:g>
              </table:table-cell>
              <table:table-cell office:value-type="float" office:value="77.4363957597173">
                <text:p>77.4363957597173</text:p>
                <draw:g>
                  <svg:desc>answerers_vs_graders.D2:answerers_vs_graders.D22</svg:desc>
                </draw:g>
              </table:table-cell>
              <table:table-cell office:value-type="float" office:value="76.8286219081272">
                <text:p>76.8286219081272</text:p>
                <draw:g>
                  <svg:desc>answerers_vs_graders.E2:answerers_vs_graders.E22</svg:desc>
                </draw:g>
              </table:table-cell>
              <table:table-cell office:value-type="float" office:value="76.8339222614841">
                <text:p>76.8339222614841</text:p>
                <draw:g>
                  <svg:desc>answerers_vs_graders.F2:answerers_vs_graders.F22</svg:desc>
                </draw:g>
              </table:table-cell>
              <table:table-cell office:value-type="float" office:value="76.5883392226148">
                <text:p>76.5883392226148</text:p>
                <draw:g>
                  <svg:desc>answerers_vs_graders.G2:answerers_vs_graders.G22</svg:desc>
                </draw:g>
              </table:table-cell>
              <table:table-cell office:value-type="float" office:value="56.2367491166078">
                <text:p>56.2367491166078</text:p>
                <draw:g>
                  <svg:desc>answerers_vs_graders.H2:answerers_vs_graders.H22</svg:desc>
                </draw:g>
              </table:table-cell>
              <table:table-cell office:value-type="float" office:value="51.2632508833922">
                <text:p>51.2632508833922</text:p>
                <draw:g>
                  <svg:desc>answerers_vs_graders.I2:answerers_vs_graders.I22</svg:desc>
                </draw:g>
              </table:table-cell>
            </table:table-row>
            <table:table-row>
              <table:table-cell office:value-type="string">
                <text:p>gemma atheist</text:p>
              </table:table-cell>
              <table:table-cell office:value-type="float" office:value="81.0865724381626">
                <text:p>81.0865724381626</text:p>
              </table:table-cell>
              <table:table-cell office:value-type="float" office:value="68.1872791519435">
                <text:p>68.1872791519435</text:p>
              </table:table-cell>
              <table:table-cell office:value-type="float" office:value="74.5689045936396">
                <text:p>74.5689045936396</text:p>
              </table:table-cell>
              <table:table-cell office:value-type="float" office:value="74.5671378091873">
                <text:p>74.5671378091873</text:p>
              </table:table-cell>
              <table:table-cell office:value-type="float" office:value="75.1537102473498">
                <text:p>75.1537102473498</text:p>
              </table:table-cell>
              <table:table-cell office:value-type="float" office:value="75.1731448763251">
                <text:p>75.1731448763251</text:p>
              </table:table-cell>
              <table:table-cell office:value-type="float" office:value="60.6890459363958">
                <text:p>60.6890459363958</text:p>
              </table:table-cell>
              <table:table-cell office:value-type="float" office:value="56.5724381625442">
                <text:p>56.5724381625442</text:p>
              </table:table-cell>
            </table:table-row>
            <table:table-row>
              <table:table-cell office:value-type="string">
                <text:p>gemma Politician</text:p>
              </table:table-cell>
              <table:table-cell office:value-type="float" office:value="79.8763250883392">
                <text:p>79.8763250883392</text:p>
              </table:table-cell>
              <table:table-cell office:value-type="float" office:value="70.1448763250883">
                <text:p>70.1448763250883</text:p>
              </table:table-cell>
              <table:table-cell office:value-type="float" office:value="82.6024734982332">
                <text:p>82.6024734982332</text:p>
              </table:table-cell>
              <table:table-cell office:value-type="float" office:value="82.7491166077739">
                <text:p>82.7491166077739</text:p>
              </table:table-cell>
              <table:table-cell office:value-type="float" office:value="82.0724381625442">
                <text:p>82.0724381625442</text:p>
              </table:table-cell>
              <table:table-cell office:value-type="float" office:value="82.3957597173145">
                <text:p>82.3957597173145</text:p>
              </table:table-cell>
              <table:table-cell office:value-type="float" office:value="50.0123674911661">
                <text:p>50.0123674911661</text:p>
              </table:table-cell>
              <table:table-cell office:value-type="float" office:value="51.5812720848057">
                <text:p>51.5812720848057</text:p>
              </table:table-cell>
            </table:table-row>
            <table:table-row>
              <table:table-cell office:value-type="string">
                <text:p>GPT 3.5 Imam</text:p>
              </table:table-cell>
              <table:table-cell office:value-type="float" office:value="79.3374558303887">
                <text:p>79.3374558303887</text:p>
              </table:table-cell>
              <table:table-cell office:value-type="float" office:value="74.3250883392226">
                <text:p>74.3250883392226</text:p>
              </table:table-cell>
              <table:table-cell office:value-type="float" office:value="79.6625441696113">
                <text:p>79.6625441696113</text:p>
              </table:table-cell>
              <table:table-cell office:value-type="float" office:value="80.2137809187279">
                <text:p>80.2137809187279</text:p>
              </table:table-cell>
              <table:table-cell office:value-type="float" office:value="79.226148409894">
                <text:p>79.226148409894</text:p>
              </table:table-cell>
              <table:table-cell office:value-type="float" office:value="80">
                <text:p>80</text:p>
              </table:table-cell>
              <table:table-cell office:value-type="float" office:value="63.1678445229682">
                <text:p>63.1678445229682</text:p>
              </table:table-cell>
              <table:table-cell office:value-type="float" office:value="58.7014134275618">
                <text:p>58.7014134275618</text:p>
              </table:table-cell>
            </table:table-row>
            <table:table-row>
              <table:table-cell office:value-type="string">
                <text:p>mistral 1.75 vectored</text:p>
              </table:table-cell>
              <table:table-cell office:value-type="float" office:value="82.4204946996466">
                <text:p>82.4204946996466</text:p>
              </table:table-cell>
              <table:table-cell office:value-type="float" office:value="72.9575971731449">
                <text:p>72.9575971731449</text:p>
              </table:table-cell>
              <table:table-cell office:value-type="float" office:value="78.886925795053">
                <text:p>78.886925795053</text:p>
              </table:table-cell>
              <table:table-cell office:value-type="float" office:value="79.1254416961131">
                <text:p>79.1254416961131</text:p>
              </table:table-cell>
              <table:table-cell office:value-type="float" office:value="78.6590106007067">
                <text:p>78.6590106007067</text:p>
              </table:table-cell>
              <table:table-cell office:value-type="float" office:value="78.5724381625442">
                <text:p>78.5724381625442</text:p>
              </table:table-cell>
              <table:table-cell office:value-type="float" office:value="65.4558303886926">
                <text:p>65.4558303886926</text:p>
              </table:table-cell>
              <table:table-cell office:value-type="float" office:value="64.1431095406361">
                <text:p>64.1431095406361</text:p>
              </table:table-cell>
            </table:table-row>
            <table:table-row>
              <table:table-cell office:value-type="string">
                <text:p>llama atheist</text:p>
              </table:table-cell>
              <table:table-cell office:value-type="float" office:value="85.6890459363958">
                <text:p>85.6890459363958</text:p>
              </table:table-cell>
              <table:table-cell office:value-type="float" office:value="78.3498233215548">
                <text:p>78.3498233215548</text:p>
              </table:table-cell>
              <table:table-cell office:value-type="float" office:value="71.8162544169611">
                <text:p>71.8162544169611</text:p>
              </table:table-cell>
              <table:table-cell office:value-type="float" office:value="73.0406360424028">
                <text:p>73.0406360424028</text:p>
              </table:table-cell>
              <table:table-cell office:value-type="float" office:value="71.7385159010601">
                <text:p>71.7385159010601</text:p>
              </table:table-cell>
              <table:table-cell office:value-type="float" office:value="72.1855123674912">
                <text:p>72.1855123674912</text:p>
              </table:table-cell>
              <table:table-cell office:value-type="float" office:value="59.2791519434629">
                <text:p>59.2791519434629</text:p>
              </table:table-cell>
              <table:table-cell office:value-type="float" office:value="57.4646643109541">
                <text:p>57.4646643109541</text:p>
              </table:table-cell>
            </table:table-row>
            <table:table-row>
              <table:table-cell office:value-type="string">
                <text:p>mistral Imam</text:p>
              </table:table-cell>
              <table:table-cell office:value-type="float" office:value="83.6749116607774">
                <text:p>83.6749116607774</text:p>
              </table:table-cell>
              <table:table-cell office:value-type="float" office:value="76.5265017667845">
                <text:p>76.5265017667845</text:p>
              </table:table-cell>
              <table:table-cell office:value-type="float" office:value="81.2650176678445">
                <text:p>81.2650176678445</text:p>
              </table:table-cell>
              <table:table-cell office:value-type="float" office:value="80.2950530035336">
                <text:p>80.2950530035336</text:p>
              </table:table-cell>
              <table:table-cell office:value-type="float" office:value="80.7650176678445">
                <text:p>80.7650176678445</text:p>
              </table:table-cell>
              <table:table-cell office:value-type="float" office:value="81.2597173144876">
                <text:p>81.2597173144876</text:p>
              </table:table-cell>
              <table:table-cell office:value-type="float" office:value="64.9717314487633">
                <text:p>64.9717314487633</text:p>
              </table:table-cell>
              <table:table-cell office:value-type="float" office:value="61.8462897526502">
                <text:p>61.8462897526502</text:p>
              </table:table-cell>
            </table:table-row>
            <table:table-row>
              <table:table-cell office:value-type="string">
                <text:p>llama Imam</text:p>
              </table:table-cell>
              <table:table-cell office:value-type="float" office:value="84.5229681978799">
                <text:p>84.5229681978799</text:p>
              </table:table-cell>
              <table:table-cell office:value-type="float" office:value="79.4929328621908">
                <text:p>79.4929328621908</text:p>
              </table:table-cell>
              <table:table-cell office:value-type="float" office:value="77.9558303886926">
                <text:p>77.9558303886926</text:p>
              </table:table-cell>
              <table:table-cell office:value-type="float" office:value="78.5318021201413">
                <text:p>78.5318021201413</text:p>
              </table:table-cell>
              <table:table-cell office:value-type="float" office:value="78.5247349823322">
                <text:p>78.5247349823322</text:p>
              </table:table-cell>
              <table:table-cell office:value-type="float" office:value="77.821554770318">
                <text:p>77.821554770318</text:p>
              </table:table-cell>
              <table:table-cell office:value-type="float" office:value="59.1395759717314">
                <text:p>59.1395759717314</text:p>
              </table:table-cell>
              <table:table-cell office:value-type="float" office:value="55.5742049469965">
                <text:p>55.5742049469965</text:p>
              </table:table-cell>
            </table:table-row>
            <table:table-row>
              <table:table-cell office:value-type="string">
                <text:p>GPT 3.5 Politician</text:p>
              </table:table-cell>
              <table:table-cell office:value-type="float" office:value="82.0494699646643">
                <text:p>82.0494699646643</text:p>
              </table:table-cell>
              <table:table-cell office:value-type="float" office:value="76.7826855123675">
                <text:p>76.7826855123675</text:p>
              </table:table-cell>
              <table:table-cell office:value-type="float" office:value="85.0971731448763">
                <text:p>85.0971731448763</text:p>
              </table:table-cell>
              <table:table-cell office:value-type="float" office:value="84.791519434629">
                <text:p>84.791519434629</text:p>
              </table:table-cell>
              <table:table-cell office:value-type="float" office:value="85.0724381625442">
                <text:p>85.0724381625442</text:p>
              </table:table-cell>
              <table:table-cell office:value-type="float" office:value="85.1448763250883">
                <text:p>85.1448763250883</text:p>
              </table:table-cell>
              <table:table-cell office:value-type="float" office:value="65.8233215547703">
                <text:p>65.8233215547703</text:p>
              </table:table-cell>
              <table:table-cell office:value-type="float" office:value="68.0742049469965">
                <text:p>68.0742049469965</text:p>
              </table:table-cell>
            </table:table-row>
            <table:table-row>
              <table:table-cell office:value-type="string">
                <text:p>GPT 3.5 Atheist</text:p>
              </table:table-cell>
              <table:table-cell office:value-type="float" office:value="83.5159010600707">
                <text:p>83.5159010600707</text:p>
              </table:table-cell>
              <table:table-cell office:value-type="float" office:value="78.2667844522968">
                <text:p>78.2667844522968</text:p>
              </table:table-cell>
              <table:table-cell office:value-type="float" office:value="81.6254416961131">
                <text:p>81.6254416961131</text:p>
              </table:table-cell>
              <table:table-cell office:value-type="float" office:value="82.0795053003534">
                <text:p>82.0795053003534</text:p>
              </table:table-cell>
              <table:table-cell office:value-type="float" office:value="82.1925795053004">
                <text:p>82.1925795053004</text:p>
              </table:table-cell>
              <table:table-cell office:value-type="float" office:value="82.1872791519435">
                <text:p>82.1872791519435</text:p>
              </table:table-cell>
              <table:table-cell office:value-type="float" office:value="73.839222614841">
                <text:p>73.839222614841</text:p>
              </table:table-cell>
              <table:table-cell office:value-type="float" office:value="72.1819787985866">
                <text:p>72.1819787985866</text:p>
              </table:table-cell>
            </table:table-row>
            <table:table-row>
              <table:table-cell office:value-type="string">
                <text:p>llama Politician</text:p>
              </table:table-cell>
              <table:table-cell office:value-type="float" office:value="86.2367491166078">
                <text:p>86.2367491166078</text:p>
              </table:table-cell>
              <table:table-cell office:value-type="float" office:value="82.178445229682">
                <text:p>82.178445229682</text:p>
              </table:table-cell>
              <table:table-cell office:value-type="float" office:value="78.7349823321555">
                <text:p>78.7349823321555</text:p>
              </table:table-cell>
              <table:table-cell office:value-type="float" office:value="78.9893992932862">
                <text:p>78.9893992932862</text:p>
              </table:table-cell>
              <table:table-cell office:value-type="float" office:value="78.0883392226148">
                <text:p>78.0883392226148</text:p>
              </table:table-cell>
              <table:table-cell office:value-type="float" office:value="78.4593639575972">
                <text:p>78.4593639575972</text:p>
              </table:table-cell>
              <table:table-cell office:value-type="float" office:value="61.226148409894">
                <text:p>61.226148409894</text:p>
              </table:table-cell>
              <table:table-cell office:value-type="float" office:value="61.4752650176678">
                <text:p>61.4752650176678</text:p>
              </table:table-cell>
            </table:table-row>
            <table:table-row>
              <table:table-cell office:value-type="string">
                <text:p>gpt-4o-mini Imam</text:p>
              </table:table-cell>
              <table:table-cell office:value-type="float" office:value="85.2031802120141">
                <text:p>85.2031802120141</text:p>
              </table:table-cell>
              <table:table-cell office:value-type="float" office:value="80.9558303886926">
                <text:p>80.9558303886926</text:p>
              </table:table-cell>
              <table:table-cell office:value-type="float" office:value="85.9611307420495">
                <text:p>85.9611307420495</text:p>
              </table:table-cell>
              <table:table-cell office:value-type="float" office:value="86.1749116607774">
                <text:p>86.1749116607774</text:p>
              </table:table-cell>
              <table:table-cell office:value-type="float" office:value="85.773851590106">
                <text:p>85.773851590106</text:p>
              </table:table-cell>
              <table:table-cell office:value-type="float" office:value="85.6148409893993">
                <text:p>85.6148409893993</text:p>
              </table:table-cell>
              <table:table-cell office:value-type="float" office:value="72.773851590106">
                <text:p>72.773851590106</text:p>
              </table:table-cell>
              <table:table-cell office:value-type="float" office:value="69.9858657243816">
                <text:p>69.9858657243816</text:p>
              </table:table-cell>
            </table:table-row>
            <table:table-row>
              <table:table-cell office:value-type="string">
                <text:p>mistral Politician</text:p>
              </table:table-cell>
              <table:table-cell office:value-type="float" office:value="85.0353356890459">
                <text:p>85.0353356890459</text:p>
              </table:table-cell>
              <table:table-cell office:value-type="float" office:value="81.3286219081272">
                <text:p>81.3286219081272</text:p>
              </table:table-cell>
              <table:table-cell office:value-type="float" office:value="86.2773851590106">
                <text:p>86.2773851590106</text:p>
              </table:table-cell>
              <table:table-cell office:value-type="float" office:value="86.4434628975265">
                <text:p>86.4434628975265</text:p>
              </table:table-cell>
              <table:table-cell office:value-type="float" office:value="86.2773851590106">
                <text:p>86.2773851590106</text:p>
              </table:table-cell>
              <table:table-cell office:value-type="float" office:value="86.2985865724382">
                <text:p>86.2985865724382</text:p>
              </table:table-cell>
              <table:table-cell office:value-type="float" office:value="72.36925795053">
                <text:p>72.36925795053</text:p>
              </table:table-cell>
              <table:table-cell office:value-type="float" office:value="71.5742049469965">
                <text:p>71.5742049469965</text:p>
              </table:table-cell>
            </table:table-row>
            <table:table-row>
              <table:table-cell office:value-type="string">
                <text:p>mistral atheist</text:p>
              </table:table-cell>
              <table:table-cell office:value-type="float" office:value="85.5742049469965">
                <text:p>85.5742049469965</text:p>
              </table:table-cell>
              <table:table-cell office:value-type="float" office:value="80.4505300353357">
                <text:p>80.4505300353357</text:p>
              </table:table-cell>
              <table:table-cell office:value-type="float" office:value="86.3109540636042">
                <text:p>86.3109540636042</text:p>
              </table:table-cell>
              <table:table-cell office:value-type="float" office:value="86.5265017667845">
                <text:p>86.5265017667845</text:p>
              </table:table-cell>
              <table:table-cell office:value-type="float" office:value="86.3233215547703">
                <text:p>86.3233215547703</text:p>
              </table:table-cell>
              <table:table-cell office:value-type="float" office:value="86.3427561837456">
                <text:p>86.3427561837456</text:p>
              </table:table-cell>
              <table:table-cell office:value-type="float" office:value="78.9081272084806">
                <text:p>78.9081272084806</text:p>
              </table:table-cell>
              <table:table-cell office:value-type="float" office:value="75.9452296819788">
                <text:p>75.9452296819788</text:p>
              </table:table-cell>
            </table:table-row>
            <table:table-row>
              <table:table-cell office:value-type="string">
                <text:p>gpt-4o-mini Politician</text:p>
              </table:table-cell>
              <table:table-cell office:value-type="float" office:value="85.7597173144876">
                <text:p>85.7597173144876</text:p>
              </table:table-cell>
              <table:table-cell office:value-type="float" office:value="82.4134275618375">
                <text:p>82.4134275618375</text:p>
              </table:table-cell>
              <table:table-cell office:value-type="float" office:value="89.4363957597173">
                <text:p>89.4363957597173</text:p>
              </table:table-cell>
              <table:table-cell office:value-type="float" office:value="89.5088339222615">
                <text:p>89.5088339222615</text:p>
              </table:table-cell>
              <table:table-cell office:value-type="float" office:value="89.2685512367491">
                <text:p>89.2685512367491</text:p>
              </table:table-cell>
              <table:table-cell office:value-type="float" office:value="89.4469964664311">
                <text:p>89.4469964664311</text:p>
              </table:table-cell>
              <table:table-cell office:value-type="float" office:value="83.3816254416961">
                <text:p>83.3816254416961</text:p>
              </table:table-cell>
              <table:table-cell office:value-type="float" office:value="79.6413427561838">
                <text:p>79.6413427561838</text:p>
              </table:table-cell>
            </table:table-row>
            <table:table-row>
              <table:table-cell office:value-type="string">
                <text:p>gemma Bible Translator</text:p>
              </table:table-cell>
              <table:table-cell office:value-type="float" office:value="87.7208480565371">
                <text:p>87.7208480565371</text:p>
              </table:table-cell>
              <table:table-cell office:value-type="float" office:value="80.1201413427562">
                <text:p>80.1201413427562</text:p>
              </table:table-cell>
              <table:table-cell office:value-type="float" office:value="91.3109540636042">
                <text:p>91.3109540636042</text:p>
              </table:table-cell>
              <table:table-cell office:value-type="float" office:value="91.5300353356891">
                <text:p>91.5300353356891</text:p>
              </table:table-cell>
              <table:table-cell office:value-type="float" office:value="91.517667844523">
                <text:p>91.517667844523</text:p>
              </table:table-cell>
              <table:table-cell office:value-type="float" office:value="91.3374558303887">
                <text:p>91.3374558303887</text:p>
              </table:table-cell>
              <table:table-cell office:value-type="float" office:value="87.6978798586573">
                <text:p>87.6978798586573</text:p>
              </table:table-cell>
              <table:table-cell office:value-type="float" office:value="81.678445229682">
                <text:p>81.678445229682</text:p>
              </table:table-cell>
            </table:table-row>
            <table:table-row>
              <table:table-cell office:value-type="string">
                <text:p>gpt-4o-mini Atheist</text:p>
              </table:table-cell>
              <table:table-cell office:value-type="float" office:value="86.5371024734982">
                <text:p>86.5371024734982</text:p>
              </table:table-cell>
              <table:table-cell office:value-type="float" office:value="82.8886925795053">
                <text:p>82.8886925795053</text:p>
              </table:table-cell>
              <table:table-cell office:value-type="float" office:value="90.7508833922261">
                <text:p>90.7508833922261</text:p>
              </table:table-cell>
              <table:table-cell office:value-type="float" office:value="90.5724381625442">
                <text:p>90.5724381625442</text:p>
              </table:table-cell>
              <table:table-cell office:value-type="float" office:value="90.8127208480565">
                <text:p>90.8127208480565</text:p>
              </table:table-cell>
              <table:table-cell office:value-type="float" office:value="90.5530035335689">
                <text:p>90.5530035335689</text:p>
              </table:table-cell>
              <table:table-cell office:value-type="float" office:value="85.2155477031802">
                <text:p>85.2155477031802</text:p>
              </table:table-cell>
              <table:table-cell office:value-type="float" office:value="81.2897526501767">
                <text:p>81.2897526501767</text:p>
              </table:table-cell>
            </table:table-row>
            <table:table-row>
              <table:table-cell office:value-type="string">
                <text:p>GPT 3.5 Bible Translator</text:p>
              </table:table-cell>
              <table:table-cell office:value-type="float" office:value="86.5812720848057">
                <text:p>86.5812720848057</text:p>
              </table:table-cell>
              <table:table-cell office:value-type="float" office:value="83.6007067137809">
                <text:p>83.6007067137809</text:p>
              </table:table-cell>
              <table:table-cell office:value-type="float" office:value="91.839222614841">
                <text:p>91.839222614841</text:p>
              </table:table-cell>
              <table:table-cell office:value-type="float" office:value="91.8621908127209">
                <text:p>91.8621908127209</text:p>
              </table:table-cell>
              <table:table-cell office:value-type="float" office:value="91.8515901060071">
                <text:p>91.8515901060071</text:p>
              </table:table-cell>
              <table:table-cell office:value-type="float" office:value="91.7685512367491">
                <text:p>91.7685512367491</text:p>
              </table:table-cell>
              <table:table-cell office:value-type="float" office:value="89.7031802120141">
                <text:p>89.7031802120141</text:p>
              </table:table-cell>
              <table:table-cell office:value-type="float" office:value="85.0936395759717">
                <text:p>85.0936395759717</text:p>
              </table:table-cell>
            </table:table-row>
            <table:table-row>
              <table:table-cell office:value-type="string">
                <text:p>mistral Bible Translator</text:p>
              </table:table-cell>
              <table:table-cell office:value-type="float" office:value="87.2968197879859">
                <text:p>87.2968197879859</text:p>
              </table:table-cell>
              <table:table-cell office:value-type="float" office:value="83.7296819787986">
                <text:p>83.7296819787986</text:p>
              </table:table-cell>
              <table:table-cell office:value-type="float" office:value="91.3109540636042">
                <text:p>91.3109540636042</text:p>
              </table:table-cell>
              <table:table-cell office:value-type="float" office:value="91.547703180212">
                <text:p>91.547703180212</text:p>
              </table:table-cell>
              <table:table-cell office:value-type="float" office:value="91.5141342756184">
                <text:p>91.5141342756184</text:p>
              </table:table-cell>
              <table:table-cell office:value-type="float" office:value="91.660777385159">
                <text:p>91.660777385159</text:p>
              </table:table-cell>
              <table:table-cell office:value-type="float" office:value="89.9028268551237">
                <text:p>89.9028268551237</text:p>
              </table:table-cell>
              <table:table-cell office:value-type="float" office:value="84.8321554770318">
                <text:p>84.8321554770318</text:p>
              </table:table-cell>
            </table:table-row>
            <table:table-row>
              <table:table-cell office:value-type="string">
                <text:p>gpt-4o-mini Bible Translator</text:p>
              </table:table-cell>
              <table:table-cell office:value-type="float" office:value="88.3833922261484">
                <text:p>88.3833922261484</text:p>
              </table:table-cell>
              <table:table-cell office:value-type="float" office:value="86.3003533568905">
                <text:p>86.3003533568905</text:p>
              </table:table-cell>
              <table:table-cell office:value-type="float" office:value="93.0441696113074">
                <text:p>93.0441696113074</text:p>
              </table:table-cell>
              <table:table-cell office:value-type="float" office:value="93.0812720848057">
                <text:p>93.0812720848057</text:p>
              </table:table-cell>
              <table:table-cell office:value-type="float" office:value="93.0848056537103">
                <text:p>93.0848056537103</text:p>
              </table:table-cell>
              <table:table-cell office:value-type="float" office:value="93.1713780918728">
                <text:p>93.1713780918728</text:p>
              </table:table-cell>
              <table:table-cell office:value-type="float" office:value="91.0424028268551">
                <text:p>91.0424028268551</text:p>
              </table:table-cell>
              <table:table-cell office:value-type="float" office:value="86.1660777385159">
                <text:p>86.1660777385159</text:p>
              </table:table-cell>
            </table:table-row>
            <table:table-row>
              <table:table-cell office:value-type="string">
                <text:p>llama Bible Translator</text:p>
              </table:table-cell>
              <table:table-cell office:value-type="float" office:value="90.4505300353357">
                <text:p>90.4505300353357</text:p>
              </table:table-cell>
              <table:table-cell office:value-type="float" office:value="88.0388692579505">
                <text:p>88.0388692579505</text:p>
              </table:table-cell>
              <table:table-cell office:value-type="float" office:value="92.3992932862191">
                <text:p>92.3992932862191</text:p>
              </table:table-cell>
              <table:table-cell office:value-type="float" office:value="92.3957597173145">
                <text:p>92.3957597173145</text:p>
              </table:table-cell>
              <table:table-cell office:value-type="float" office:value="92.4575971731449">
                <text:p>92.4575971731449</text:p>
              </table:table-cell>
              <table:table-cell office:value-type="float" office:value="92.3727915194346">
                <text:p>92.3727915194346</text:p>
              </table:table-cell>
              <table:table-cell office:value-type="float" office:value="90.1678445229682">
                <text:p>90.1678445229682</text:p>
              </table:table-cell>
              <table:table-cell office:value-type="float" office:value="84.4611307420495">
                <text:p>84.4611307420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